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First</text:p>
          </table:table-cell>
          <table:table-cell office:value-type="time" office:time-value="PT11H50M50.000S" table:style-name="ce9">
            <text:p>11:50:50</text:p>
          </table:table-cell>
          <table:table-cell office:value-type="string" table:style-name="ce12">
            <text:p>Last</text:p>
          </table:table-cell>
          <table:table-cell office:value-type="time" office:time-value="PT11H56M20.000S" table:style-name="ce9">
            <text:p>11:56:20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9.4166666666666661" table:style-name="ce13">
            <text:p>9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8.266666666666673" table:style-name="ce14">
            <text:p>58.3</text:p>
          </table:table-cell>
          <table:table-cell office:value-type="float" office:value="9.2500000000000018" table:style-name="ce14">
            <text:p>9.3</text:p>
          </table:table-cell>
          <table:table-cell office:value-type="float" office:value="8.3333333333333332E-3" table:style-name="ce14">
            <text:p>0.0</text:p>
          </table:table-cell>
          <table:table-cell office:value-type="float" office:value="32.450000000000003" table:style-name="ce14">
            <text:p>32.5</text:p>
          </table:table-cell>
          <table:table-cell office:value-type="float" office:value="67.516666666666666" table:style-name="ce14">
            <text:p>67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8.8" table:style-name="ce13">
            <text:p>19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7.3" table:style-name="ce14">
            <text:p>87.3</text:p>
          </table:table-cell>
          <table:table-cell office:value-type="float" office:value="16.600000000000001" table:style-name="ce14">
            <text:p>16.6</text:p>
          </table:table-cell>
          <table:table-cell office:value-type="float" office:value="0.1" table:style-name="ce14">
            <text:p>0.1</text:p>
          </table:table-cell>
          <table:table-cell office:value-type="float" office:value="97.3" table:style-name="ce14">
            <text:p>97.3</text:p>
          </table:table-cell>
          <table:table-cell office:value-type="float" office:value="98.7" table:style-name="ce14">
            <text:p>98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635H53M20.000S" table:style-name="ce9">
            <text:p>11:53:20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4982837528604116" table:style-name="ce14">
            <text:p>1.5</text:p>
          </table:table-cell>
          <table:table-cell office:value-type="float" office:value="1.7945945945945945" table:style-name="ce14">
            <text:p>1.8</text:p>
          </table:table-cell>
          <table:table-cell office:value-type="float" office:value="12" table:style-name="ce14">
            <text:p>12.0</text:p>
          </table:table-cell>
          <table:table-cell office:value-type="float" office:value="2.9984591679506929" table:style-name="ce14">
            <text:p>3.0</text:p>
          </table:table-cell>
          <table:table-cell office:value-type="float" office:value="1.461861268822513" table:style-name="ce14">
            <text:p>1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317.80200000000008" table:style-name="ce13">
            <text:p>31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27T00:00:00" table:style-name="ce5">
            <text:p>27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2" table:style-name="ce4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50.490S" table:style-name="ce6">
            <text:p>00:11: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77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6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554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688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55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3436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708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7102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333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70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9698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842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10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0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58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9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7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7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064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656726 0 282926 105075684 14206 2 2468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49560 0 62538 26265029 3027 2 1466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89813 0 81927 26252263 4984 0 320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72556 0 85306 26249126 1616 0 298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44796 0 53154 26309265 4577 0 383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1742352 49 2078 0 0 0 0 2 0 1 0 0 0 2819 0 132250 67 0 0 0 0 0 0 0 22 0 0 0 0 0 0 0 0 238463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48536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5242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3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6856448 0 6389633 462074 22137969 132291 0 2029 1811003 20308 59011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51516876 20624902 <text:s text:c="3"/>0 <text:s text:c="3"/>0 <text:s text:c="3"/>0 <text:s text:c="4"/>0 <text:s text:c="9"/>0 <text:s text:c="8"/>0 251516876 2062490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02619045 1814214 <text:s text:c="3"/>0 <text:s/>195 <text:s text:c="3"/>0 <text:s text:c="4"/>0 <text:s text:c="9"/>0 <text:s text:c="8"/>0 1119616754 <text:s/>98820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7702 7109 803614 269460 114543 823851 7526856 5645504 0 261084 59270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7599 7079 802562 268856 114543 823851 7526856 5645504 0 260888 5926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56 0 0 0 0 0 56 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56 0 0 0 0 0 456 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17 146186 21 15 6 52 38 40 20 0 1 0 4 2928640 400 4294967295 9465856 9565692 0 0 0 0 0 4096 536946211 4294967295 0 0 0 3 0 0 15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400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814214 errors:0 dropped:195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98820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02619045 (202.6 MB) <text:s/>TX bytes:1119616754 (1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062490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062490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51516876 (251.5 MB) <text:s/>TX bytes:251516876 (251.5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3 <text:s text:c="5"/>2888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93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8.36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7.3" table:style-name="ce1">
            <text:p>97.3</text:p>
          </table:table-cell>
          <table:table-cell office:value-type="float" office:value="2.7" table:style-name="ce1">
            <text:p>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60.1" table:style-name="ce1">
            <text:p>60.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65.7" table:style-name="ce1">
            <text:p>65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87.3" table:style-name="ce1">
            <text:p>87.3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98.7" table:style-name="ce1">
            <text:p>98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67.2" table:style-name="ce1">
            <text:p>67.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3.8" table:style-name="ce1">
            <text:p>23.8</text:p>
          </table:table-cell>
          <table:table-cell office:value-type="float" office:value="76.2" table:style-name="ce1">
            <text:p>76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53.5" table:style-name="ce1">
            <text:p>53.5</text:p>
          </table:table-cell>
          <table:table-cell office:value-type="float" office:value="3.4" table:style-name="ce1">
            <text:p>3.4</text:p>
          </table:table-cell>
          <table:table-cell office:value-type="float" office:value="0.1" table:style-name="ce1">
            <text:p>0.1</text:p>
          </table:table-cell>
          <table:table-cell office:value-type="float" office:value="43" table:style-name="ce1">
            <text:p>43</text:p>
          </table:table-cell>
          <table:table-cell office:value-type="float" office:value="56.9" table:style-name="ce1">
            <text:p>56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74.599999999999994" table:style-name="ce1">
            <text:p>74.6</text:p>
          </table:table-cell>
          <table:table-cell office:value-type="float" office:value="10.1" table:style-name="ce1">
            <text:p>10.1</text:p>
          </table:table-cell>
          <table:table-cell office:value-type="float" office:value="0" table:style-name="ce1">
            <text:p>0</text:p>
          </table:table-cell>
          <table:table-cell office:value-type="float" office:value="15.3" table:style-name="ce1">
            <text:p>15.3</text:p>
          </table:table-cell>
          <table:table-cell office:value-type="float" office:value="84.699999999999989" table:style-name="ce1">
            <text:p>84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68" table:style-name="ce1">
            <text:p>68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19.2" table:style-name="ce1">
            <text:p>19.2</text:p>
          </table:table-cell>
          <table:table-cell office:value-type="float" office:value="80.7" table:style-name="ce1">
            <text:p>80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44.3" table:style-name="ce1">
            <text:p>44.3</text:p>
          </table:table-cell>
          <table:table-cell office:value-type="float" office:value="14.9" table:style-name="ce1">
            <text:p>14.9</text:p>
          </table:table-cell>
          <table:table-cell office:value-type="float" office:value="0" table:style-name="ce1">
            <text:p>0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59.199999999999996" table:style-name="ce1">
            <text:p>59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74.8" table:style-name="ce1">
            <text:p>74.8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14.3" table:style-name="ce1">
            <text:p>14.3</text:p>
          </table:table-cell>
          <table:table-cell office:value-type="float" office:value="85.7" table:style-name="ce1">
            <text:p>85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47.2" table:style-name="ce1">
            <text:p>47.2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" table:style-name="ce1">
            <text:p>0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63.800000000000004" table:style-name="ce1">
            <text:p>63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63" table:style-name="ce1">
            <text:p>63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26.6" table:style-name="ce1">
            <text:p>26.6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57.5" table:style-name="ce1">
            <text:p>57.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7.4" table:style-name="ce1">
            <text:p>37.4</text:p>
          </table:table-cell>
          <table:table-cell office:value-type="float" office:value="62.5" table:style-name="ce1">
            <text:p>62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8.266666666666673" table:style-name="ce1">
            <text:p>58.26666667</text:p>
          </table:table-cell>
          <table:table-cell office:value-type="float" office:value="9.2500000000000018" table:style-name="ce1">
            <text:p>9.25</text:p>
          </table:table-cell>
          <table:table-cell office:value-type="float" office:value="8.3333333333333332E-3" table:style-name="ce1">
            <text:p>0.008333333</text:p>
          </table:table-cell>
          <table:table-cell office:value-type="float" office:value="32.450000000000003" table:style-name="ce1">
            <text:p>32.45</text:p>
          </table:table-cell>
          <table:table-cell office:value-type="float" office:value="67.516666666666666" table:style-name="ce1">
            <text:p>67.51666667</text:p>
          </table:table-cell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8.074999999999989" table:style-name="ce11">
            <text:p>58.1</text:p>
          </table:table-cell>
          <table:table-cell office:value-type="float" office:value="8.9166666666666679" table:style-name="ce11">
            <text:p>8.9</text:p>
          </table:table-cell>
          <table:table-cell office:value-type="float" office:value="0" table:style-name="ce11">
            <text:p>0.0</text:p>
          </table:table-cell>
          <table:table-cell office:value-type="float" office:value="33" table:style-name="ce11">
            <text:p>33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8.099999999999994" table:style-name="ce11">
            <text:p>58.1</text:p>
          </table:table-cell>
          <table:table-cell office:value-type="float" office:value="9.6000000000000014" table:style-name="ce11">
            <text:p>9.6</text:p>
          </table:table-cell>
          <table:table-cell office:value-type="float" office:value="8.3333333333333332E-3" table:style-name="ce11">
            <text:p>0.0</text:p>
          </table:table-cell>
          <table:table-cell office:value-type="float" office:value="32.283333333333339" table:style-name="ce11">
            <text:p>32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9.683333333333337" table:style-name="ce11">
            <text:p>59.7</text:p>
          </table:table-cell>
          <table:table-cell office:value-type="float" office:value="8.5499999999999989" table:style-name="ce11">
            <text:p>8.6</text:p>
          </table:table-cell>
          <table:table-cell office:value-type="float" office:value="0" table:style-name="ce11">
            <text:p>0.0</text:p>
          </table:table-cell>
          <table:table-cell office:value-type="float" office:value="31.758333333333329" table:style-name="ce11">
            <text:p>3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6.833333333333321" table:style-name="ce11">
            <text:p>56.8</text:p>
          </table:table-cell>
          <table:table-cell office:value-type="float" office:value="9.7083333333333339" table:style-name="ce11">
            <text:p>9.7</text:p>
          </table:table-cell>
          <table:table-cell office:value-type="float" office:value="5.8333333333333327E-2" table:style-name="ce11">
            <text:p>0.1</text:p>
          </table:table-cell>
          <table:table-cell office:value-type="float" office:value="33.408333333333331" table:style-name="ce11">
            <text:p>33.4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93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8.36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0" table:style-name="ce1">
            <text:p>0</text:p>
          </table:table-cell>
          <table:table-cell office:value-type="float" office:value="41.4" table:style-name="ce1">
            <text:p>41.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0" table:style-name="ce1">
            <text:p>0</text:p>
          </table:table-cell>
          <table:table-cell office:value-type="float" office:value="1050.4000000000001" table:style-name="ce1">
            <text:p>1050.4</text:p>
          </table:table-cell>
          <table:table-cell office:value-type="float" office:value="4.2" table:style-name="ce1">
            <text:p>4.2</text:p>
          </table:table-cell>
          <table:table-cell table:number-columns-repeated="16380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0" table:style-name="ce1">
            <text:p>0</text:p>
          </table:table-cell>
          <table:table-cell office:value-type="float" office:value="1283.4000000000001" table:style-name="ce1">
            <text:p>1283.4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0" table:style-name="ce1">
            <text:p>0</text:p>
          </table:table-cell>
          <table:table-cell office:value-type="float" office:value="1384.4" table:style-name="ce1">
            <text:p>1384.4</text:p>
          </table:table-cell>
          <table:table-cell office:value-type="float" office:value="14.2" table:style-name="ce1">
            <text:p>14.2</text:p>
          </table:table-cell>
          <table:table-cell table:number-columns-repeated="16380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0" table:style-name="ce1">
            <text:p>0</text:p>
          </table:table-cell>
          <table:table-cell office:value-type="float" office:value="1419.6" table:style-name="ce1">
            <text:p>1419.6</text:p>
          </table:table-cell>
          <table:table-cell office:value-type="float" office:value="18.8" table:style-name="ce1">
            <text:p>18.8</text:p>
          </table:table-cell>
          <table:table-cell table:number-columns-repeated="16380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0" table:style-name="ce1">
            <text:p>0</text:p>
          </table:table-cell>
          <table:table-cell office:value-type="float" office:value="384" table:style-name="ce1">
            <text:p>384</text:p>
          </table:table-cell>
          <table:table-cell office:value-type="float" office:value="7.6" table:style-name="ce1">
            <text:p>7.6</text:p>
          </table:table-cell>
          <table:table-cell table:number-columns-repeated="16380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0" table:style-name="ce1">
            <text:p>0</text:p>
          </table:table-cell>
          <table:table-cell office:value-type="float" office:value="1963.8" table:style-name="ce1">
            <text:p>1963.8</text:p>
          </table:table-cell>
          <table:table-cell office:value-type="float" office:value="17.399999999999999" table:style-name="ce1">
            <text:p>17.4</text:p>
          </table:table-cell>
          <table:table-cell table:number-columns-repeated="16380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0" table:style-name="ce1">
            <text:p>0</text:p>
          </table:table-cell>
          <table:table-cell office:value-type="float" office:value="1572.4" table:style-name="ce1">
            <text:p>1572.4</text:p>
          </table:table-cell>
          <table:table-cell office:value-type="float" office:value="17.399999999999999" table:style-name="ce1">
            <text:p>17.4</text:p>
          </table:table-cell>
          <table:table-cell table:number-columns-repeated="16380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0" table:style-name="ce1">
            <text:p>0</text:p>
          </table:table-cell>
          <table:table-cell office:value-type="float" office:value="590.4" table:style-name="ce1">
            <text:p>590.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0" table:style-name="ce1">
            <text:p>0</text:p>
          </table:table-cell>
          <table:table-cell office:value-type="float" office:value="455.4" table:style-name="ce1">
            <text:p>455.4</text:p>
          </table:table-cell>
          <table:table-cell office:value-type="float" office:value="6.6" table:style-name="ce1">
            <text:p>6.6</text:p>
          </table:table-cell>
          <table:table-cell table:number-columns-repeated="16380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0" table:style-name="ce1">
            <text:p>0</text:p>
          </table:table-cell>
          <table:table-cell office:value-type="float" office:value="448.2" table:style-name="ce1">
            <text:p>448.2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3)" table:style-name="ce8">
            <text:p>0.0</text:p>
          </table:table-cell>
          <table:table-cell office:value-type="float" office:value="882.78333333333342" table:formula="msoxl:=AVERAGE(C2:C13)" table:style-name="ce8">
            <text:p>882.8</text:p>
          </table:table-cell>
          <table:table-cell office:value-type="float" office:value="9.4166666666666661" table:formula="msoxl:=AVERAGE(D2:D13)" table:style-name="ce8">
            <text:p>9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5=0,0,MAX(SUMPRODUCT(B2:B13,B2:B13)/SUM(B2:B13)-B15,0))" table:style-name="ce8">
            <text:p>0.0</text:p>
          </table:table-cell>
          <table:table-cell office:value-type="float" office:value="430.98278141736034" table:formula="msoxl:=IF(C15=0,0,MAX(SUMPRODUCT(C2:C13,C2:C13)/SUM(C2:C13)-C15,0))" table:style-name="ce8">
            <text:p>431.0</text:p>
          </table:table-cell>
          <table:table-cell office:value-type="float" office:value="3.9238643067846617" table:formula="msoxl:=IF(D15=0,0,MAX(SUMPRODUCT(D2:D13,D2:D13)/SUM(D2:D13)-D15,0))" table:style-name="ce8">
            <text:p>3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3)-B15-B16)" table:style-name="ce8">
            <text:p>0.0</text:p>
          </table:table-cell>
          <table:table-cell office:value-type="float" office:value="650.03388524930608" table:formula="msoxl:=ABS(MAX(C2:C13)-C15-C16)" table:style-name="ce8">
            <text:p>650.0</text:p>
          </table:table-cell>
          <table:table-cell office:value-type="float" office:value="5.4594690265486729" table:formula="msoxl:=ABS(MAX(D2:D13)-D15-D16)" table:style-name="ce8">
            <text:p>5.5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93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8.36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41.3" table:style-name="ce1">
            <text:p>41.3</text:p>
          </table:table-cell>
          <table:table-cell office:value-type="float" office:value="41.3" table:style-name="ce1">
            <text:p>4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2.6" table:style-name="ce1">
            <text:p>82.6</text:p>
          </table:table-cell>
          <table:table-cell table:number-columns-repeated="16128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250.1" table:style-name="ce1">
            <text:p>250.1</text:p>
          </table:table-cell>
          <table:table-cell office:value-type="float" office:value="250.1" table:style-name="ce1">
            <text:p>25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0.2" table:style-name="ce1">
            <text:p>500.2</text:p>
          </table:table-cell>
          <table:table-cell table:number-columns-repeated="16128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122.6" table:style-name="ce1">
            <text:p>122.6</text:p>
          </table:table-cell>
          <table:table-cell office:value-type="float" office:value="122.6" table:style-name="ce1">
            <text:p>12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5.2" table:style-name="ce1">
            <text:p>245.2</text:p>
          </table:table-cell>
          <table:table-cell table:number-columns-repeated="16128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97.5" table:style-name="ce1">
            <text:p>97.5</text:p>
          </table:table-cell>
          <table:table-cell office:value-type="float" office:value="97.5" table:style-name="ce1">
            <text:p>9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5" table:style-name="ce1">
            <text:p>195</text:p>
          </table:table-cell>
          <table:table-cell table:number-columns-repeated="16128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75.8" table:style-name="ce1">
            <text:p>75.8</text:p>
          </table:table-cell>
          <table:table-cell office:value-type="float" office:value="75.8" table:style-name="ce1">
            <text:p>7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1.6" table:style-name="ce1">
            <text:p>151.6</text:p>
          </table:table-cell>
          <table:table-cell table:number-columns-repeated="16128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50.1" table:style-name="ce1">
            <text:p>50.1</text:p>
          </table:table-cell>
          <table:table-cell office:value-type="float" office:value="50.1" table:style-name="ce1">
            <text:p>5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0.2" table:style-name="ce1">
            <text:p>100.2</text:p>
          </table:table-cell>
          <table:table-cell table:number-columns-repeated="16128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113.3" table:style-name="ce1">
            <text:p>113.3</text:p>
          </table:table-cell>
          <table:table-cell office:value-type="float" office:value="113.3" table:style-name="ce1">
            <text:p>11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6.6" table:style-name="ce1">
            <text:p>226.6</text:p>
          </table:table-cell>
          <table:table-cell table:number-columns-repeated="16128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0" table:style-name="ce1">
            <text:p>180</text:p>
          </table:table-cell>
          <table:table-cell table:number-columns-repeated="16128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73.8" table:style-name="ce1">
            <text:p>73.8</text:p>
          </table:table-cell>
          <table:table-cell office:value-type="float" office:value="73.8" table:style-name="ce1">
            <text:p>7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7.6" table:style-name="ce1">
            <text:p>147.6</text:p>
          </table:table-cell>
          <table:table-cell table:number-columns-repeated="16128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69.7" table:style-name="ce1">
            <text:p>69.7</text:p>
          </table:table-cell>
          <table:table-cell office:value-type="float" office:value="69.7" table:style-name="ce1">
            <text:p>6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9.4" table:style-name="ce1">
            <text:p>139.4</text:p>
          </table:table-cell>
          <table:table-cell table:number-columns-repeated="16128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0" table:style-name="ce1">
            <text:p>12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7.016666666666652" table:formula="msoxl:=AVERAGE(B2:B13)" table:style-name="ce8">
            <text:p>87.0</text:p>
          </table:table-cell>
          <table:table-cell office:value-type="float" office:value="87.016666666666652" table:formula="msoxl:=AVERAGE(C2:C13)" table:style-name="ce8">
            <text:p>87.0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9.290343484645348" table:formula="msoxl:=IF(B15=0,0,MAX(SUMPRODUCT(B2:B13,B2:B13)/SUM(B2:B13)-B15,0))" table:style-name="ce8">
            <text:p>39.3</text:p>
          </table:table-cell>
          <table:table-cell office:value-type="float" office:value="39.290343484645348" table:formula="msoxl:=IF(C15=0,0,MAX(SUMPRODUCT(C2:C13,C2:C13)/SUM(C2:C13)-C15,0))" table:style-name="ce8">
            <text:p>39.3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3.79298984868799" table:formula="msoxl:=ABS(MAX(B2:B13)-B15-B16)" table:style-name="ce8">
            <text:p>123.8</text:p>
          </table:table-cell>
          <table:table-cell office:value-type="float" office:value="123.79298984868799" table:formula="msoxl:=ABS(MAX(C2:C13)-C15-C16)" table:style-name="ce8">
            <text:p>123.8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6.307010151312" table:formula="msoxl:=B15+ B16" table:style-name="ce8">
            <text:p>126.3</text:p>
          </table:table-cell>
          <table:table-cell office:value-type="float" office:value="126.307010151312" table:formula="msoxl:=C15+ C16" table:style-name="ce8">
            <text:p>126.3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93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8.36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2.5" table:style-name="ce1">
            <text:p>2.5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9000000000000004" table:style-name="ce1">
            <text:p>4.9</text:p>
          </table:table-cell>
          <table:table-cell table:number-columns-repeated="16128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6999999999999993" table:style-name="ce1">
            <text:p>4.7</text:p>
          </table:table-cell>
          <table:table-cell table:number-columns-repeated="16128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7583333333333335" table:formula="msoxl:=AVERAGE(B2:B13)" table:style-name="ce8">
            <text:p>1.8</text:p>
          </table:table-cell>
          <table:table-cell office:value-type="float" office:value="1.7583333333333335" table:formula="msoxl:=AVERAGE(C2:C13)" table:style-name="ce8">
            <text:p>1.8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63645339652448585" table:formula="msoxl:=IF(B15=0,0,MAX(SUMPRODUCT(B2:B13,B2:B13)/SUM(B2:B13)-B15,0))" table:style-name="ce8">
            <text:p>0.6</text:p>
          </table:table-cell>
          <table:table-cell office:value-type="float" office:value="0.63550552922590753" table:formula="msoxl:=IF(C15=0,0,MAX(SUMPRODUCT(C2:C13,C2:C13)/SUM(C2:C13)-C15,0))" table:style-name="ce8">
            <text:p>0.6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3052132701421808" table:formula="msoxl:=ABS(MAX(B2:B13)-B15-B16)" table:style-name="ce8">
            <text:p>1.3</text:p>
          </table:table-cell>
          <table:table-cell office:value-type="float" office:value="1.3061611374407591" table:formula="msoxl:=ABS(MAX(C2:C13)-C15-C16)" table:style-name="ce8">
            <text:p>1.3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3947867298578194" table:formula="msoxl:=B15+ B16" table:style-name="ce8">
            <text:p>2.4</text:p>
          </table:table-cell>
          <table:table-cell office:value-type="float" office:value="2.3938388625592411" table:formula="msoxl:=C15+ C16" table:style-name="ce8">
            <text:p>2.4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93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8.36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3)" table:style-name="ce8">
            <text:p>0.0</text:p>
          </table:table-cell>
          <table:table-cell office:value-type="float" office:value="0" table:formula="msoxl:=AVERAGE(C2:C13)" table:style-name="ce8">
            <text:p>0.0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5=0,0,MAX(SUMPRODUCT(B2:B13,B2:B13)/SUM(B2:B13)-B15,0))" table:style-name="ce8">
            <text:p>0.0</text:p>
          </table:table-cell>
          <table:table-cell office:value-type="float" office:value="0" table:formula="msoxl:=IF(C15=0,0,MAX(SUMPRODUCT(C2:C13,C2:C13)/SUM(C2:C13)-C15,0))" table:style-name="ce8">
            <text:p>0.0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3)-B15-B16)" table:style-name="ce8">
            <text:p>0.0</text:p>
          </table:table-cell>
          <table:table-cell office:value-type="float" office:value="0" table:formula="msoxl:=ABS(MAX(C2:C13)-C15-C16)" table:style-name="ce8">
            <text:p>0.0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5+ B16" table:style-name="ce8">
            <text:p>0.0</text:p>
          </table:table-cell>
          <table:table-cell office:value-type="float" office:value="0" table:formula="msoxl:=C15+ C16" table:style-name="ce8">
            <text:p>0.0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93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8.36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20.7" table:style-name="ce1">
            <text:p>20.7</text:p>
          </table:table-cell>
          <table:table-cell office:value-type="float" office:value="20.7" table:style-name="ce1">
            <text:p>2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.4" table:style-name="ce1">
            <text:p>41.4</text:p>
          </table:table-cell>
          <table:table-cell table:number-columns-repeated="16128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525.20000000000005" table:style-name="ce1">
            <text:p>525.2</text:p>
          </table:table-cell>
          <table:table-cell office:value-type="float" office:value="525.20000000000005" table:style-name="ce1">
            <text:p>52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50.4000000000001" table:style-name="ce1">
            <text:p>1050.4</text:p>
          </table:table-cell>
          <table:table-cell table:number-columns-repeated="16128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641.70000000000005" table:style-name="ce1">
            <text:p>641.7</text:p>
          </table:table-cell>
          <table:table-cell office:value-type="float" office:value="641.70000000000005" table:style-name="ce1">
            <text:p>64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83.4000000000001" table:style-name="ce1">
            <text:p>1283.4</text:p>
          </table:table-cell>
          <table:table-cell table:number-columns-repeated="16128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692.2" table:style-name="ce1">
            <text:p>692.2</text:p>
          </table:table-cell>
          <table:table-cell office:value-type="float" office:value="692.2" table:style-name="ce1">
            <text:p>69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84.4" table:style-name="ce1">
            <text:p>1384.4</text:p>
          </table:table-cell>
          <table:table-cell table:number-columns-repeated="16128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709.8" table:style-name="ce1">
            <text:p>709.8</text:p>
          </table:table-cell>
          <table:table-cell office:value-type="float" office:value="709.8" table:style-name="ce1">
            <text:p>70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19.6" table:style-name="ce1">
            <text:p>1419.6</text:p>
          </table:table-cell>
          <table:table-cell table:number-columns-repeated="16128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4" table:style-name="ce1">
            <text:p>384</text:p>
          </table:table-cell>
          <table:table-cell table:number-columns-repeated="16128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981.9" table:style-name="ce1">
            <text:p>981.9</text:p>
          </table:table-cell>
          <table:table-cell office:value-type="float" office:value="981.9" table:style-name="ce1">
            <text:p>98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63.8" table:style-name="ce1">
            <text:p>1963.8</text:p>
          </table:table-cell>
          <table:table-cell table:number-columns-repeated="16128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786.2" table:style-name="ce1">
            <text:p>786.2</text:p>
          </table:table-cell>
          <table:table-cell office:value-type="float" office:value="786.2" table:style-name="ce1">
            <text:p>78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72.4" table:style-name="ce1">
            <text:p>1572.4</text:p>
          </table:table-cell>
          <table:table-cell table:number-columns-repeated="16128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295.2" table:style-name="ce1">
            <text:p>295.2</text:p>
          </table:table-cell>
          <table:table-cell office:value-type="float" office:value="295.2" table:style-name="ce1">
            <text:p>29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90.4" table:style-name="ce1">
            <text:p>590.4</text:p>
          </table:table-cell>
          <table:table-cell table:number-columns-repeated="16128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227.7" table:style-name="ce1">
            <text:p>227.7</text:p>
          </table:table-cell>
          <table:table-cell office:value-type="float" office:value="227.7" table:style-name="ce1">
            <text:p>22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5.4" table:style-name="ce1">
            <text:p>455.4</text:p>
          </table:table-cell>
          <table:table-cell table:number-columns-repeated="16128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224.1" table:style-name="ce1">
            <text:p>224.1</text:p>
          </table:table-cell>
          <table:table-cell office:value-type="float" office:value="224.1" table:style-name="ce1">
            <text:p>22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8.2" table:style-name="ce1">
            <text:p>448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41.39166666666671" table:formula="msoxl:=AVERAGE(B2:B13)" table:style-name="ce8">
            <text:p>441.4</text:p>
          </table:table-cell>
          <table:table-cell office:value-type="float" office:value="441.39166666666671" table:formula="msoxl:=AVERAGE(C2:C13)" table:style-name="ce8">
            <text:p>441.4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15.49139070868017" table:formula="msoxl:=IF(B15=0,0,MAX(SUMPRODUCT(B2:B13,B2:B13)/SUM(B2:B13)-B15,0))" table:style-name="ce8">
            <text:p>215.5</text:p>
          </table:table-cell>
          <table:table-cell office:value-type="float" office:value="215.49139070868017" table:formula="msoxl:=IF(C15=0,0,MAX(SUMPRODUCT(C2:C13,C2:C13)/SUM(C2:C13)-C15,0))" table:style-name="ce8">
            <text:p>215.5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5.01694262465304" table:formula="msoxl:=ABS(MAX(B2:B13)-B15-B16)" table:style-name="ce8">
            <text:p>325.0</text:p>
          </table:table-cell>
          <table:table-cell office:value-type="float" office:value="325.01694262465304" table:formula="msoxl:=ABS(MAX(C2:C13)-C15-C16)" table:style-name="ce8">
            <text:p>325.0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56.88305737534688" table:formula="msoxl:=B15+ B16" table:style-name="ce8">
            <text:p>656.9</text:p>
          </table:table-cell>
          <table:table-cell office:value-type="float" office:value="656.88305737534688" table:formula="msoxl:=C15+ C16" table:style-name="ce8">
            <text:p>656.9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93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8.36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2" table:style-name="ce1">
            <text:p>14.2</text:p>
          </table:table-cell>
          <table:table-cell table:number-columns-repeated="16128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9.4" table:style-name="ce1">
            <text:p>9.4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8" table:style-name="ce1">
            <text:p>18.8</text:p>
          </table:table-cell>
          <table:table-cell table:number-columns-repeated="16128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399999999999999" table:style-name="ce1">
            <text:p>17.4</text:p>
          </table:table-cell>
          <table:table-cell table:number-columns-repeated="16128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399999999999999" table:style-name="ce1">
            <text:p>17.4</text:p>
          </table:table-cell>
          <table:table-cell table:number-columns-repeated="16128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708333333333333" table:formula="msoxl:=AVERAGE(B2:B13)" table:style-name="ce8">
            <text:p>4.7</text:p>
          </table:table-cell>
          <table:table-cell office:value-type="float" office:value="4.708333333333333" table:formula="msoxl:=AVERAGE(C2:C13)" table:style-name="ce8">
            <text:p>4.7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9619321533923308" table:formula="msoxl:=IF(B15=0,0,MAX(SUMPRODUCT(B2:B13,B2:B13)/SUM(B2:B13)-B15,0))" table:style-name="ce8">
            <text:p>2.0</text:p>
          </table:table-cell>
          <table:table-cell office:value-type="float" office:value="1.9619321533923308" table:formula="msoxl:=IF(C15=0,0,MAX(SUMPRODUCT(C2:C13,C2:C13)/SUM(C2:C13)-C15,0))" table:style-name="ce8">
            <text:p>2.0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7297345132743365" table:formula="msoxl:=ABS(MAX(B2:B13)-B15-B16)" table:style-name="ce8">
            <text:p>2.7</text:p>
          </table:table-cell>
          <table:table-cell office:value-type="float" office:value="2.7297345132743365" table:formula="msoxl:=ABS(MAX(C2:C13)-C15-C16)" table:style-name="ce8">
            <text:p>2.7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6702654867256639" table:formula="msoxl:=B15+ B16" table:style-name="ce8">
            <text:p>6.7</text:p>
          </table:table-cell>
          <table:table-cell office:value-type="float" office:value="6.6702654867256639" table:formula="msoxl:=C15+ C16" table:style-name="ce8">
            <text:p>6.7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93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783333333333331" table:formula="msoxl:=AVERAGE(B2:B13)" table:style-name="ce8">
            <text:p>57.8</text:p>
          </table:table-cell>
          <table:table-cell office:value-type="float" office:value="0" table:formula="msoxl:=AVERAGE(C2:C13)" table:style-name="ce8">
            <text:p>0.0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office:value-type="float" office:value="0" table:formula="msoxl:=AVERAGE(F2:F13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1200846072583204E-3" table:formula="msoxl:=IF(B15=0,0,MAX(SUMPRODUCT(B2:B13,B2:B13)/SUM(B2:B13)-B15,0))" table:style-name="ce8">
            <text:p>0.0</text:p>
          </table:table-cell>
          <table:table-cell office:value-type="float" office:value="0" table:formula="msoxl:=IF(C15=0,0,MAX(SUMPRODUCT(C2:C13,C2:C13)/SUM(C2:C13)-C15,0))" table:style-name="ce8">
            <text:p>0.0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office:value-type="float" office:value="0" table:formula="msoxl:=IF(F15=0,0,MAX(SUMPRODUCT(F2:F13,F2:F13)/SUM(F2:F13)-F15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1554658205941024" table:formula="msoxl:=ABS(MAX(B2:B13)-B15-B16)" table:style-name="ce8">
            <text:p>0.2</text:p>
          </table:table-cell>
          <table:table-cell office:value-type="float" office:value="0" table:formula="msoxl:=ABS(MAX(C2:C13)-C15-C16)" table:style-name="ce8">
            <text:p>0.0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office:value-type="float" office:value="0" table:formula="msoxl:=ABS(MAX(F2:F13)-F15-F16)" table:style-name="ce8">
            <text:p>0.0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93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8.36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7.8999999999996" table:style-name="ce1">
            <text:p>4447.9</text:p>
          </table:table-cell>
          <table:table-cell office:value-type="float" office:value="3877.3" table:style-name="ce1">
            <text:p>3877.3</text:p>
          </table:table-cell>
          <table:table-cell office:value-type="float" office:value="570.70000000000005" table:style-name="ce1">
            <text:p>570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8.3" table:style-name="ce1">
            <text:p>718.3</text:p>
          </table:table-cell>
          <table:table-cell office:value-type="float" office:value="2288.6999999999998" table:style-name="ce1">
            <text:p>2288.7</text:p>
          </table:table-cell>
          <table:table-cell office:value-type="float" office:value="-1" table:style-name="ce1">
            <text:p>-1</text:p>
          </table:table-cell>
          <table:table-cell office:value-type="float" office:value="164.9" table:style-name="ce1">
            <text:p>164.9</text:p>
          </table:table-cell>
          <table:table-cell office:value-type="float" office:value="0" table:style-name="ce1">
            <text:p>0</text:p>
          </table:table-cell>
          <table:table-cell office:value-type="float" office:value="264.5" table:style-name="ce1">
            <text:p>264.5</text:p>
          </table:table-cell>
          <table:table-cell table:number-columns-repeated="16368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0.3999999999996" table:style-name="ce1">
            <text:p>4410.4</text:p>
          </table:table-cell>
          <table:table-cell office:value-type="float" office:value="3841.1" table:style-name="ce1">
            <text:p>3841.1</text:p>
          </table:table-cell>
          <table:table-cell office:value-type="float" office:value="569.29999999999995" table:style-name="ce1">
            <text:p>569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2.9" table:style-name="ce1">
            <text:p>732.9</text:p>
          </table:table-cell>
          <table:table-cell office:value-type="float" office:value="2315.6" table:style-name="ce1">
            <text:p>2315.6</text:p>
          </table:table-cell>
          <table:table-cell office:value-type="float" office:value="-1" table:style-name="ce1">
            <text:p>-1</text:p>
          </table:table-cell>
          <table:table-cell office:value-type="float" office:value="164.9" table:style-name="ce1">
            <text:p>164.9</text:p>
          </table:table-cell>
          <table:table-cell office:value-type="float" office:value="0" table:style-name="ce1">
            <text:p>0</text:p>
          </table:table-cell>
          <table:table-cell office:value-type="float" office:value="274.60000000000002" table:style-name="ce1">
            <text:p>274.6</text:p>
          </table:table-cell>
          <table:table-cell table:number-columns-repeated="16368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81.1000000000004" table:style-name="ce1">
            <text:p>4381.1</text:p>
          </table:table-cell>
          <table:table-cell office:value-type="float" office:value="3811.9" table:style-name="ce1">
            <text:p>3811.9</text:p>
          </table:table-cell>
          <table:table-cell office:value-type="float" office:value="569.20000000000005" table:style-name="ce1">
            <text:p>569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3" table:style-name="ce1">
            <text:p>733</text:p>
          </table:table-cell>
          <table:table-cell office:value-type="float" office:value="2344.6999999999998" table:style-name="ce1">
            <text:p>2344.7</text:p>
          </table:table-cell>
          <table:table-cell office:value-type="float" office:value="-1" table:style-name="ce1">
            <text:p>-1</text:p>
          </table:table-cell>
          <table:table-cell office:value-type="float" office:value="164.9" table:style-name="ce1">
            <text:p>164.9</text:p>
          </table:table-cell>
          <table:table-cell office:value-type="float" office:value="0" table:style-name="ce1">
            <text:p>0</text:p>
          </table:table-cell>
          <table:table-cell office:value-type="float" office:value="274.60000000000002" table:style-name="ce1">
            <text:p>274.6</text:p>
          </table:table-cell>
          <table:table-cell table:number-columns-repeated="16368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63.6000000000004" table:style-name="ce1">
            <text:p>4263.6</text:p>
          </table:table-cell>
          <table:table-cell office:value-type="float" office:value="3696.1" table:style-name="ce1">
            <text:p>3696.1</text:p>
          </table:table-cell>
          <table:table-cell office:value-type="float" office:value="567.5" table:style-name="ce1">
            <text:p>567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2.9" table:style-name="ce1">
            <text:p>752.9</text:p>
          </table:table-cell>
          <table:table-cell office:value-type="float" office:value="2455.1999999999998" table:style-name="ce1">
            <text:p>2455.2</text:p>
          </table:table-cell>
          <table:table-cell office:value-type="float" office:value="-1" table:style-name="ce1">
            <text:p>-1</text:p>
          </table:table-cell>
          <table:table-cell office:value-type="float" office:value="164.9" table:style-name="ce1">
            <text:p>164.9</text:p>
          </table:table-cell>
          <table:table-cell office:value-type="float" office:value="0" table:style-name="ce1">
            <text:p>0</text:p>
          </table:table-cell>
          <table:table-cell office:value-type="float" office:value="278.8" table:style-name="ce1">
            <text:p>278.8</text:p>
          </table:table-cell>
          <table:table-cell table:number-columns-repeated="16368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04.3" table:style-name="ce1">
            <text:p>4204.3</text:p>
          </table:table-cell>
          <table:table-cell office:value-type="float" office:value="3637" table:style-name="ce1">
            <text:p>3637</text:p>
          </table:table-cell>
          <table:table-cell office:value-type="float" office:value="567.29999999999995" table:style-name="ce1">
            <text:p>567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4" table:style-name="ce1">
            <text:p>774</text:p>
          </table:table-cell>
          <table:table-cell office:value-type="float" office:value="2513.1999999999998" table:style-name="ce1">
            <text:p>2513.2</text:p>
          </table:table-cell>
          <table:table-cell office:value-type="float" office:value="-1" table:style-name="ce1">
            <text:p>-1</text:p>
          </table:table-cell>
          <table:table-cell office:value-type="float" office:value="164.9" table:style-name="ce1">
            <text:p>164.9</text:p>
          </table:table-cell>
          <table:table-cell office:value-type="float" office:value="0" table:style-name="ce1">
            <text:p>0</text:p>
          </table:table-cell>
          <table:table-cell office:value-type="float" office:value="279.3" table:style-name="ce1">
            <text:p>279.3</text:p>
          </table:table-cell>
          <table:table-cell table:number-columns-repeated="16368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68.7" table:style-name="ce1">
            <text:p>4168.7</text:p>
          </table:table-cell>
          <table:table-cell office:value-type="float" office:value="3600.8" table:style-name="ce1">
            <text:p>3600.8</text:p>
          </table:table-cell>
          <table:table-cell office:value-type="float" office:value="567.9" table:style-name="ce1">
            <text:p>567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4.3" table:style-name="ce1">
            <text:p>774.3</text:p>
          </table:table-cell>
          <table:table-cell office:value-type="float" office:value="2550.6" table:style-name="ce1">
            <text:p>2550.6</text:p>
          </table:table-cell>
          <table:table-cell office:value-type="float" office:value="-1" table:style-name="ce1">
            <text:p>-1</text:p>
          </table:table-cell>
          <table:table-cell office:value-type="float" office:value="164.9" table:style-name="ce1">
            <text:p>164.9</text:p>
          </table:table-cell>
          <table:table-cell office:value-type="float" office:value="0" table:style-name="ce1">
            <text:p>0</text:p>
          </table:table-cell>
          <table:table-cell office:value-type="float" office:value="279.5" table:style-name="ce1">
            <text:p>279.5</text:p>
          </table:table-cell>
          <table:table-cell table:number-columns-repeated="16368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70.3999999999996" table:style-name="ce1">
            <text:p>4170.4</text:p>
          </table:table-cell>
          <table:table-cell office:value-type="float" office:value="3602.6" table:style-name="ce1">
            <text:p>3602.6</text:p>
          </table:table-cell>
          <table:table-cell office:value-type="float" office:value="567.79999999999995" table:style-name="ce1">
            <text:p>567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4.7" table:style-name="ce1">
            <text:p>774.7</text:p>
          </table:table-cell>
          <table:table-cell office:value-type="float" office:value="2548.1999999999998" table:style-name="ce1">
            <text:p>2548.2</text:p>
          </table:table-cell>
          <table:table-cell office:value-type="float" office:value="-1" table:style-name="ce1">
            <text:p>-1</text:p>
          </table:table-cell>
          <table:table-cell office:value-type="float" office:value="164.9" table:style-name="ce1">
            <text:p>164.9</text:p>
          </table:table-cell>
          <table:table-cell office:value-type="float" office:value="0" table:style-name="ce1">
            <text:p>0</text:p>
          </table:table-cell>
          <table:table-cell office:value-type="float" office:value="279.7" table:style-name="ce1">
            <text:p>279.7</text:p>
          </table:table-cell>
          <table:table-cell table:number-columns-repeated="16368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61" table:style-name="ce1">
            <text:p>4161</text:p>
          </table:table-cell>
          <table:table-cell office:value-type="float" office:value="3593.1" table:style-name="ce1">
            <text:p>3593.1</text:p>
          </table:table-cell>
          <table:table-cell office:value-type="float" office:value="567.9" table:style-name="ce1">
            <text:p>567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6.1" table:style-name="ce1">
            <text:p>776.1</text:p>
          </table:table-cell>
          <table:table-cell office:value-type="float" office:value="2555.6999999999998" table:style-name="ce1">
            <text:p>2555.7</text:p>
          </table:table-cell>
          <table:table-cell office:value-type="float" office:value="-1" table:style-name="ce1">
            <text:p>-1</text:p>
          </table:table-cell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80.5" table:style-name="ce1">
            <text:p>280.5</text:p>
          </table:table-cell>
          <table:table-cell table:number-columns-repeated="16368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67.6000000000004" table:style-name="ce1">
            <text:p>4167.6</text:p>
          </table:table-cell>
          <table:table-cell office:value-type="float" office:value="3599.7" table:style-name="ce1">
            <text:p>3599.7</text:p>
          </table:table-cell>
          <table:table-cell office:value-type="float" office:value="567.79999999999995" table:style-name="ce1">
            <text:p>567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6.8" table:style-name="ce1">
            <text:p>776.8</text:p>
          </table:table-cell>
          <table:table-cell office:value-type="float" office:value="2549.4" table:style-name="ce1">
            <text:p>2549.4</text:p>
          </table:table-cell>
          <table:table-cell office:value-type="float" office:value="-1" table:style-name="ce1">
            <text:p>-1</text:p>
          </table:table-cell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81.10000000000002" table:style-name="ce1">
            <text:p>281.1</text:p>
          </table:table-cell>
          <table:table-cell table:number-columns-repeated="16368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67.3" table:style-name="ce1">
            <text:p>4167.3</text:p>
          </table:table-cell>
          <table:table-cell office:value-type="float" office:value="3599.2" table:style-name="ce1">
            <text:p>3599.2</text:p>
          </table:table-cell>
          <table:table-cell office:value-type="float" office:value="568.1" table:style-name="ce1">
            <text:p>568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6.7" table:style-name="ce1">
            <text:p>776.7</text:p>
          </table:table-cell>
          <table:table-cell office:value-type="float" office:value="2548.9" table:style-name="ce1">
            <text:p>2548.9</text:p>
          </table:table-cell>
          <table:table-cell office:value-type="float" office:value="-1" table:style-name="ce1">
            <text:p>-1</text:p>
          </table:table-cell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81.89999999999998" table:style-name="ce1">
            <text:p>281.9</text:p>
          </table:table-cell>
          <table:table-cell table:number-columns-repeated="16368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70.8" table:style-name="ce1">
            <text:p>4170.8</text:p>
          </table:table-cell>
          <table:table-cell office:value-type="float" office:value="3602.9" table:style-name="ce1">
            <text:p>3602.9</text:p>
          </table:table-cell>
          <table:table-cell office:value-type="float" office:value="567.9" table:style-name="ce1">
            <text:p>567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4.3" table:style-name="ce1">
            <text:p>764.3</text:p>
          </table:table-cell>
          <table:table-cell office:value-type="float" office:value="2545.6" table:style-name="ce1">
            <text:p>2545.6</text:p>
          </table:table-cell>
          <table:table-cell office:value-type="float" office:value="-1" table:style-name="ce1">
            <text:p>-1</text:p>
          </table:table-cell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80.7" table:style-name="ce1">
            <text:p>280.7</text:p>
          </table:table-cell>
          <table:table-cell table:number-columns-repeated="16368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01.5" table:style-name="ce1">
            <text:p>4201.5</text:p>
          </table:table-cell>
          <table:table-cell office:value-type="float" office:value="3633.4" table:style-name="ce1">
            <text:p>3633.4</text:p>
          </table:table-cell>
          <table:table-cell office:value-type="float" office:value="568.1" table:style-name="ce1">
            <text:p>568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3.5" table:style-name="ce1">
            <text:p>733.5</text:p>
          </table:table-cell>
          <table:table-cell office:value-type="float" office:value="2521.6999999999998" table:style-name="ce1">
            <text:p>2521.7</text:p>
          </table:table-cell>
          <table:table-cell office:value-type="float" office:value="-1" table:style-name="ce1">
            <text:p>-1</text:p>
          </table:table-cell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273.8" table:style-name="ce1">
            <text:p>273.8</text:p>
          </table:table-cell>
          <table:table-cell table:number-columns-repeated="16368"/>
        </table:table-row>
        <table:table-row table:number-rows-repeated="1048563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93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8.36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3.79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2985.9" table:style-name="ce1">
            <text:p>2985.9</text:p>
          </table:table-cell>
          <table:table-cell office:value-type="float" office:value="26.2" table:style-name="ce1">
            <text:p>26.2</text:p>
          </table:table-cell>
          <table:table-cell office:value-type="float" office:value="2985.9" table:style-name="ce1">
            <text:p>2985.9</text:p>
          </table:table-cell>
          <table:table-cell office:value-type="float" office:value="350.2" table:style-name="ce1">
            <text:p>350.2</text:p>
          </table:table-cell>
          <table:table-cell office:value-type="float" office:value="5971.8" table:style-name="ce1">
            <text:p>5971.8</text:p>
          </table:table-cell>
          <table:table-cell office:value-type="float" office:value="376.4" table:style-name="ce1">
            <text:p>376.4</text:p>
          </table:table-cell>
          <table:table-cell office:value-type="float" office:value="3012.1" table:style-name="ce1">
            <text:p>3012.1</text:p>
          </table:table-cell>
          <table:table-cell office:value-type="float" office:value="-3336.1" table:style-name="ce1">
            <text:p>-3336.1</text:p>
          </table:table-cell>
          <table:table-cell table:number-columns-repeated="16375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7226.2" table:style-name="ce1">
            <text:p>7226.2</text:p>
          </table:table-cell>
          <table:table-cell office:value-type="float" office:value="0.5" table:style-name="ce1">
            <text:p>0.5</text:p>
          </table:table-cell>
          <table:table-cell office:value-type="float" office:value="7226.2" table:style-name="ce1">
            <text:p>7226.2</text:p>
          </table:table-cell>
          <table:table-cell office:value-type="float" office:value="5.8" table:style-name="ce1">
            <text:p>5.8</text:p>
          </table:table-cell>
          <table:table-cell office:value-type="float" office:value="14452.4" table:style-name="ce1">
            <text:p>14452.4</text:p>
          </table:table-cell>
          <table:table-cell office:value-type="float" office:value="6.3" table:style-name="ce1">
            <text:p>6.3</text:p>
          </table:table-cell>
          <table:table-cell office:value-type="float" office:value="7226.7" table:style-name="ce1">
            <text:p>7226.7</text:p>
          </table:table-cell>
          <table:table-cell office:value-type="float" office:value="-7232" table:style-name="ce1">
            <text:p>-7232</text:p>
          </table:table-cell>
          <table:table-cell table:number-columns-repeated="16375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2786.3" table:style-name="ce1">
            <text:p>2786.3</text:p>
          </table:table-cell>
          <table:table-cell office:value-type="float" office:value="16.8" table:style-name="ce1">
            <text:p>16.8</text:p>
          </table:table-cell>
          <table:table-cell office:value-type="float" office:value="2786.3" table:style-name="ce1">
            <text:p>2786.3</text:p>
          </table:table-cell>
          <table:table-cell office:value-type="float" office:value="822.5" table:style-name="ce1">
            <text:p>822.5</text:p>
          </table:table-cell>
          <table:table-cell office:value-type="float" office:value="5572.6" table:style-name="ce1">
            <text:p>5572.6</text:p>
          </table:table-cell>
          <table:table-cell office:value-type="float" office:value="839.3" table:style-name="ce1">
            <text:p>839.3</text:p>
          </table:table-cell>
          <table:table-cell office:value-type="float" office:value="2803.1000000000004" table:style-name="ce1">
            <text:p>2803.1</text:p>
          </table:table-cell>
          <table:table-cell office:value-type="float" office:value="-3608.8" table:style-name="ce1">
            <text:p>-3608.8</text:p>
          </table:table-cell>
          <table:table-cell table:number-columns-repeated="16375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901.1" table:style-name="ce1">
            <text:p>901.1</text:p>
          </table:table-cell>
          <table:table-cell office:value-type="float" office:value="10.7" table:style-name="ce1">
            <text:p>10.7</text:p>
          </table:table-cell>
          <table:table-cell office:value-type="float" office:value="901.1" table:style-name="ce1">
            <text:p>901.1</text:p>
          </table:table-cell>
          <table:table-cell office:value-type="float" office:value="383.3" table:style-name="ce1">
            <text:p>383.3</text:p>
          </table:table-cell>
          <table:table-cell office:value-type="float" office:value="1802.2" table:style-name="ce1">
            <text:p>1802.2</text:p>
          </table:table-cell>
          <table:table-cell office:value-type="float" office:value="394" table:style-name="ce1">
            <text:p>394</text:p>
          </table:table-cell>
          <table:table-cell office:value-type="float" office:value="911.80000000000007" table:style-name="ce1">
            <text:p>911.8</text:p>
          </table:table-cell>
          <table:table-cell office:value-type="float" office:value="-1284.4000000000001" table:style-name="ce1">
            <text:p>-1284.4</text:p>
          </table:table-cell>
          <table:table-cell table:number-columns-repeated="16375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6306.9" table:style-name="ce1">
            <text:p>6306.9</text:p>
          </table:table-cell>
          <table:table-cell office:value-type="float" office:value="15.7" table:style-name="ce1">
            <text:p>15.7</text:p>
          </table:table-cell>
          <table:table-cell office:value-type="float" office:value="6306.9" table:style-name="ce1">
            <text:p>6306.9</text:p>
          </table:table-cell>
          <table:table-cell office:value-type="float" office:value="435.8" table:style-name="ce1">
            <text:p>435.8</text:p>
          </table:table-cell>
          <table:table-cell office:value-type="float" office:value="12613.8" table:style-name="ce1">
            <text:p>12613.8</text:p>
          </table:table-cell>
          <table:table-cell office:value-type="float" office:value="451.5" table:style-name="ce1">
            <text:p>451.5</text:p>
          </table:table-cell>
          <table:table-cell office:value-type="float" office:value="6322.5999999999995" table:style-name="ce1">
            <text:p>6322.6</text:p>
          </table:table-cell>
          <table:table-cell office:value-type="float" office:value="-6742.7" table:style-name="ce1">
            <text:p>-6742.7</text:p>
          </table:table-cell>
          <table:table-cell table:number-columns-repeated="16375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7653.9" table:style-name="ce1">
            <text:p>7653.9</text:p>
          </table:table-cell>
          <table:table-cell office:value-type="float" office:value="11.3" table:style-name="ce1">
            <text:p>11.3</text:p>
          </table:table-cell>
          <table:table-cell office:value-type="float" office:value="7653.9" table:style-name="ce1">
            <text:p>7653.9</text:p>
          </table:table-cell>
          <table:table-cell office:value-type="float" office:value="564" table:style-name="ce1">
            <text:p>564</text:p>
          </table:table-cell>
          <table:table-cell office:value-type="float" office:value="15307.8" table:style-name="ce1">
            <text:p>15307.8</text:p>
          </table:table-cell>
          <table:table-cell office:value-type="float" office:value="575.29999999999995" table:style-name="ce1">
            <text:p>575.3</text:p>
          </table:table-cell>
          <table:table-cell office:value-type="float" office:value="7665.2" table:style-name="ce1">
            <text:p>7665.2</text:p>
          </table:table-cell>
          <table:table-cell office:value-type="float" office:value="-8217.9" table:style-name="ce1">
            <text:p>-8217.9</text:p>
          </table:table-cell>
          <table:table-cell table:number-columns-repeated="16375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1393.3" table:style-name="ce1">
            <text:p>1393.3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393.3" table:style-name="ce1">
            <text:p>1393.3</text:p>
          </table:table-cell>
          <table:table-cell office:value-type="float" office:value="253.4" table:style-name="ce1">
            <text:p>253.4</text:p>
          </table:table-cell>
          <table:table-cell office:value-type="float" office:value="2786.6" table:style-name="ce1">
            <text:p>2786.6</text:p>
          </table:table-cell>
          <table:table-cell office:value-type="float" office:value="263.60000000000002" table:style-name="ce1">
            <text:p>263.6</text:p>
          </table:table-cell>
          <table:table-cell office:value-type="float" office:value="1403.5" table:style-name="ce1">
            <text:p>1403.5</text:p>
          </table:table-cell>
          <table:table-cell office:value-type="float" office:value="-1646.7" table:style-name="ce1">
            <text:p>-1646.7</text:p>
          </table:table-cell>
          <table:table-cell table:number-columns-repeated="16375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5134.1000000000004" table:style-name="ce1">
            <text:p>5134.1</text:p>
          </table:table-cell>
          <table:table-cell office:value-type="float" office:value="20.5" table:style-name="ce1">
            <text:p>20.5</text:p>
          </table:table-cell>
          <table:table-cell office:value-type="float" office:value="5134.1000000000004" table:style-name="ce1">
            <text:p>5134.1</text:p>
          </table:table-cell>
          <table:table-cell office:value-type="float" office:value="464.8" table:style-name="ce1">
            <text:p>464.8</text:p>
          </table:table-cell>
          <table:table-cell office:value-type="float" office:value="10268.200000000001" table:style-name="ce1">
            <text:p>10268.2</text:p>
          </table:table-cell>
          <table:table-cell office:value-type="float" office:value="485.3" table:style-name="ce1">
            <text:p>485.3</text:p>
          </table:table-cell>
          <table:table-cell office:value-type="float" office:value="5154.6000000000004" table:style-name="ce1">
            <text:p>5154.6</text:p>
          </table:table-cell>
          <table:table-cell office:value-type="float" office:value="-5598.9000000000005" table:style-name="ce1">
            <text:p>-5598.9</text:p>
          </table:table-cell>
          <table:table-cell table:number-columns-repeated="16375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3827.3" table:style-name="ce1">
            <text:p>3827.3</text:p>
          </table:table-cell>
          <table:table-cell office:value-type="float" office:value="12.6" table:style-name="ce1">
            <text:p>12.6</text:p>
          </table:table-cell>
          <table:table-cell office:value-type="float" office:value="3827.3" table:style-name="ce1">
            <text:p>3827.3</text:p>
          </table:table-cell>
          <table:table-cell office:value-type="float" office:value="240.3" table:style-name="ce1">
            <text:p>240.3</text:p>
          </table:table-cell>
          <table:table-cell office:value-type="float" office:value="7654.6" table:style-name="ce1">
            <text:p>7654.6</text:p>
          </table:table-cell>
          <table:table-cell office:value-type="float" office:value="252.9" table:style-name="ce1">
            <text:p>252.9</text:p>
          </table:table-cell>
          <table:table-cell office:value-type="float" office:value="3839.9" table:style-name="ce1">
            <text:p>3839.9</text:p>
          </table:table-cell>
          <table:table-cell office:value-type="float" office:value="-4067.6000000000004" table:style-name="ce1">
            <text:p>-4067.6</text:p>
          </table:table-cell>
          <table:table-cell table:number-columns-repeated="16375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5233.8999999999996" table:style-name="ce1">
            <text:p>5233.9</text:p>
          </table:table-cell>
          <table:table-cell office:value-type="float" office:value="22.8" table:style-name="ce1">
            <text:p>22.8</text:p>
          </table:table-cell>
          <table:table-cell office:value-type="float" office:value="5233.8999999999996" table:style-name="ce1">
            <text:p>5233.9</text:p>
          </table:table-cell>
          <table:table-cell office:value-type="float" office:value="466.3" table:style-name="ce1">
            <text:p>466.3</text:p>
          </table:table-cell>
          <table:table-cell office:value-type="float" office:value="10467.799999999999" table:style-name="ce1">
            <text:p>10467.8</text:p>
          </table:table-cell>
          <table:table-cell office:value-type="float" office:value="489.1" table:style-name="ce1">
            <text:p>489.1</text:p>
          </table:table-cell>
          <table:table-cell office:value-type="float" office:value="5256.7" table:style-name="ce1">
            <text:p>5256.7</text:p>
          </table:table-cell>
          <table:table-cell office:value-type="float" office:value="-5700.2" table:style-name="ce1">
            <text:p>-5700.2</text:p>
          </table:table-cell>
          <table:table-cell table:number-columns-repeated="16375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2771.9" table:style-name="ce1">
            <text:p>2771.9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2771.9" table:style-name="ce1">
            <text:p>2771.9</text:p>
          </table:table-cell>
          <table:table-cell office:value-type="float" office:value="311.8" table:style-name="ce1">
            <text:p>311.8</text:p>
          </table:table-cell>
          <table:table-cell office:value-type="float" office:value="5543.8" table:style-name="ce1">
            <text:p>5543.8</text:p>
          </table:table-cell>
          <table:table-cell office:value-type="float" office:value="329.40000000000003" table:style-name="ce1">
            <text:p>329.4</text:p>
          </table:table-cell>
          <table:table-cell office:value-type="float" office:value="2789.5" table:style-name="ce1">
            <text:p>2789.5</text:p>
          </table:table-cell>
          <table:table-cell office:value-type="float" office:value="-3083.7000000000003" table:style-name="ce1">
            <text:p>-3083.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851.733333333334" table:formula="msoxl:=AVERAGE(B2:B13)" table:style-name="ce8">
            <text:p>3851.7</text:p>
          </table:table-cell>
          <table:table-cell office:value-type="float" office:value="13.758333333333333" table:formula="msoxl:=AVERAGE(C2:C13)" table:style-name="ce8">
            <text:p>13.8</text:p>
          </table:table-cell>
          <table:table-cell office:value-type="float" office:value="3851.733333333334" table:formula="msoxl:=AVERAGE(D2:D13)" table:style-name="ce8">
            <text:p>3851.7</text:p>
          </table:table-cell>
          <table:table-cell office:value-type="float" office:value="358.20000000000005" table:formula="msoxl:=AVERAGE(E2:E13)" table:style-name="ce8">
            <text:p>358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472.5756093937484" table:formula="msoxl:=IF(B15=0,0,MAX(SUMPRODUCT(B2:B13,B2:B13)/SUM(B2:B13)-B15,0))" table:style-name="ce8">
            <text:p>1472.6</text:p>
          </table:table-cell>
          <table:table-cell office:value-type="float" office:value="4.2325206945285707" table:formula="msoxl:=IF(C15=0,0,MAX(SUMPRODUCT(C2:C13,C2:C13)/SUM(C2:C13)-C15,0))" table:style-name="ce8">
            <text:p>4.2</text:p>
          </table:table-cell>
          <table:table-cell office:value-type="float" office:value="1472.5756093937484" table:formula="msoxl:=IF(D15=0,0,MAX(SUMPRODUCT(D2:D13,D2:D13)/SUM(D2:D13)-D15,0))" table:style-name="ce8">
            <text:p>1472.6</text:p>
          </table:table-cell>
          <table:table-cell office:value-type="float" office:value="131.92798250511811" table:formula="msoxl:=IF(E15=0,0,MAX(SUMPRODUCT(E2:E13,E2:E13)/SUM(E2:E13)-E15,0))" table:style-name="ce8">
            <text:p>131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329.5910572729172" table:formula="msoxl:=ABS(MAX(B2:B13)-B15-B16)" table:style-name="ce8">
            <text:p>2329.6</text:p>
          </table:table-cell>
          <table:table-cell office:value-type="float" office:value="8.2091459721380957" table:formula="msoxl:=ABS(MAX(C2:C13)-C15-C16)" table:style-name="ce8">
            <text:p>8.2</text:p>
          </table:table-cell>
          <table:table-cell office:value-type="float" office:value="2329.5910572729172" table:formula="msoxl:=ABS(MAX(D2:D13)-D15-D16)" table:style-name="ce8">
            <text:p>2329.6</text:p>
          </table:table-cell>
          <table:table-cell office:value-type="float" office:value="332.37201749488185" table:formula="msoxl:=ABS(MAX(E2:E13)-E15-E16)" table:style-name="ce8">
            <text:p>332.4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93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8.36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" table:style-name="ce1">
            <text:p>0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9335.2000000000007" table:style-name="ce1">
            <text:p>9335.2</text:p>
          </table:table-cell>
          <table:table-cell office:value-type="float" office:value="137.5" table:style-name="ce1">
            <text:p>137.5</text:p>
          </table:table-cell>
          <table:table-cell office:value-type="float" office:value="9335.2000000000007" table:style-name="ce1">
            <text:p>9335.2</text:p>
          </table:table-cell>
          <table:table-cell office:value-type="float" office:value="314.60000000000002" table:style-name="ce1">
            <text:p>314.6</text:p>
          </table:table-cell>
          <table:table-cell table:number-columns-repeated="16379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25728.9" table:style-name="ce1">
            <text:p>25728.9</text:p>
          </table:table-cell>
          <table:table-cell office:value-type="float" office:value="6.6" table:style-name="ce1">
            <text:p>6.6</text:p>
          </table:table-cell>
          <table:table-cell office:value-type="float" office:value="25728.9" table:style-name="ce1">
            <text:p>25728.9</text:p>
          </table:table-cell>
          <table:table-cell office:value-type="float" office:value="4.2" table:style-name="ce1">
            <text:p>4.2</text:p>
          </table:table-cell>
          <table:table-cell table:number-columns-repeated="16379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10134.700000000001" table:style-name="ce1">
            <text:p>10134.7</text:p>
          </table:table-cell>
          <table:table-cell office:value-type="float" office:value="204.2" table:style-name="ce1">
            <text:p>204.2</text:p>
          </table:table-cell>
          <table:table-cell office:value-type="float" office:value="10134.700000000001" table:style-name="ce1">
            <text:p>10134.7</text:p>
          </table:table-cell>
          <table:table-cell office:value-type="float" office:value="599.29999999999995" table:style-name="ce1">
            <text:p>599.3</text:p>
          </table:table-cell>
          <table:table-cell table:number-columns-repeated="16379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3055.8" table:style-name="ce1">
            <text:p>3055.8</text:p>
          </table:table-cell>
          <table:table-cell office:value-type="float" office:value="113.8" table:style-name="ce1">
            <text:p>113.8</text:p>
          </table:table-cell>
          <table:table-cell office:value-type="float" office:value="3055.8" table:style-name="ce1">
            <text:p>3055.8</text:p>
          </table:table-cell>
          <table:table-cell office:value-type="float" office:value="287.7" table:style-name="ce1">
            <text:p>287.7</text:p>
          </table:table-cell>
          <table:table-cell table:number-columns-repeated="16379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21962.400000000001" table:style-name="ce1">
            <text:p>21962.4</text:p>
          </table:table-cell>
          <table:table-cell office:value-type="float" office:value="133.5" table:style-name="ce1">
            <text:p>133.5</text:p>
          </table:table-cell>
          <table:table-cell office:value-type="float" office:value="21962.400000000001" table:style-name="ce1">
            <text:p>21962.4</text:p>
          </table:table-cell>
          <table:table-cell office:value-type="float" office:value="332" table:style-name="ce1">
            <text:p>332</text:p>
          </table:table-cell>
          <table:table-cell table:number-columns-repeated="16379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27413.3" table:style-name="ce1">
            <text:p>27413.3</text:p>
          </table:table-cell>
          <table:table-cell office:value-type="float" office:value="156.69999999999999" table:style-name="ce1">
            <text:p>156.7</text:p>
          </table:table-cell>
          <table:table-cell office:value-type="float" office:value="27413.3" table:style-name="ce1">
            <text:p>27413.3</text:p>
          </table:table-cell>
          <table:table-cell office:value-type="float" office:value="408.7" table:style-name="ce1">
            <text:p>408.7</text:p>
          </table:table-cell>
          <table:table-cell table:number-columns-repeated="16379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5163.6000000000004" table:style-name="ce1">
            <text:p>5163.6</text:p>
          </table:table-cell>
          <table:table-cell office:value-type="float" office:value="84.3" table:style-name="ce1">
            <text:p>84.3</text:p>
          </table:table-cell>
          <table:table-cell office:value-type="float" office:value="5163.6000000000004" table:style-name="ce1">
            <text:p>5163.6</text:p>
          </table:table-cell>
          <table:table-cell office:value-type="float" office:value="198.2" table:style-name="ce1">
            <text:p>198.2</text:p>
          </table:table-cell>
          <table:table-cell table:number-columns-repeated="16379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18313.2" table:style-name="ce1">
            <text:p>18313.2</text:p>
          </table:table-cell>
          <table:table-cell office:value-type="float" office:value="157.30000000000001" table:style-name="ce1">
            <text:p>157.3</text:p>
          </table:table-cell>
          <table:table-cell office:value-type="float" office:value="18313.2" table:style-name="ce1">
            <text:p>18313.2</text:p>
          </table:table-cell>
          <table:table-cell office:value-type="float" office:value="363.9" table:style-name="ce1">
            <text:p>363.9</text:p>
          </table:table-cell>
          <table:table-cell table:number-columns-repeated="16379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13505" table:style-name="ce1">
            <text:p>13505</text:p>
          </table:table-cell>
          <table:table-cell office:value-type="float" office:value="89" table:style-name="ce1">
            <text:p>89</text:p>
          </table:table-cell>
          <table:table-cell office:value-type="float" office:value="13505" table:style-name="ce1">
            <text:p>13505</text:p>
          </table:table-cell>
          <table:table-cell office:value-type="float" office:value="192.5" table:style-name="ce1">
            <text:p>192.5</text:p>
          </table:table-cell>
          <table:table-cell table:number-columns-repeated="16379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18165.099999999999" table:style-name="ce1">
            <text:p>18165.1</text:p>
          </table:table-cell>
          <table:table-cell office:value-type="float" office:value="163.1" table:style-name="ce1">
            <text:p>163.1</text:p>
          </table:table-cell>
          <table:table-cell office:value-type="float" office:value="18165.099999999999" table:style-name="ce1">
            <text:p>18165.1</text:p>
          </table:table-cell>
          <table:table-cell office:value-type="float" office:value="367.4" table:style-name="ce1">
            <text:p>367.4</text:p>
          </table:table-cell>
          <table:table-cell table:number-columns-repeated="16379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9486.2000000000007" table:style-name="ce1">
            <text:p>9486.2</text:p>
          </table:table-cell>
          <table:table-cell office:value-type="float" office:value="122.3" table:style-name="ce1">
            <text:p>122.3</text:p>
          </table:table-cell>
          <table:table-cell office:value-type="float" office:value="9486.2000000000007" table:style-name="ce1">
            <text:p>9486.2</text:p>
          </table:table-cell>
          <table:table-cell office:value-type="float" office:value="254.3" table:style-name="ce1">
            <text:p>254.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521.950000000003" table:formula="msoxl:=AVERAGE(B2:B13)" table:style-name="ce8">
            <text:p>13522.0</text:p>
          </table:table-cell>
          <table:table-cell office:value-type="float" office:value="114.24999999999999" table:formula="msoxl:=AVERAGE(C2:C13)" table:style-name="ce8">
            <text:p>114.3</text:p>
          </table:table-cell>
          <table:table-cell office:value-type="float" office:value="13521.950000000003" table:formula="msoxl:=AVERAGE(D2:D13)" table:style-name="ce8">
            <text:p>13522.0</text:p>
          </table:table-cell>
          <table:table-cell office:value-type="float" office:value="276.97500000000002" table:formula="msoxl:=AVERAGE(E2:E13)" table:style-name="ce8">
            <text:p>277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332.5068601422081" table:formula="msoxl:=IF(B15=0,0,MAX(SUMPRODUCT(B2:B13,B2:B13)/SUM(B2:B13)-B15,0))" table:style-name="ce8">
            <text:p>5332.5</text:p>
          </table:table-cell>
          <table:table-cell office:value-type="float" office:value="29.668307804522286" table:formula="msoxl:=IF(C15=0,0,MAX(SUMPRODUCT(C2:C13,C2:C13)/SUM(C2:C13)-C15,0))" table:style-name="ce8">
            <text:p>29.7</text:p>
          </table:table-cell>
          <table:table-cell office:value-type="float" office:value="5332.5068601422081" table:formula="msoxl:=IF(D15=0,0,MAX(SUMPRODUCT(D2:D13,D2:D13)/SUM(D2:D13)-D15,0))" table:style-name="ce8">
            <text:p>5332.5</text:p>
          </table:table-cell>
          <table:table-cell office:value-type="float" office:value="92.070650931191096" table:formula="msoxl:=IF(E15=0,0,MAX(SUMPRODUCT(E2:E13,E2:E13)/SUM(E2:E13)-E15,0))" table:style-name="ce8">
            <text:p>92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558.8431398577886" table:formula="msoxl:=ABS(MAX(B2:B13)-B15-B16)" table:style-name="ce8">
            <text:p>8558.8</text:p>
          </table:table-cell>
          <table:table-cell office:value-type="float" office:value="60.281692195477717" table:formula="msoxl:=ABS(MAX(C2:C13)-C15-C16)" table:style-name="ce8">
            <text:p>60.3</text:p>
          </table:table-cell>
          <table:table-cell office:value-type="float" office:value="8558.8431398577886" table:formula="msoxl:=ABS(MAX(D2:D13)-D15-D16)" table:style-name="ce8">
            <text:p>8558.8</text:p>
          </table:table-cell>
          <table:table-cell office:value-type="float" office:value="230.25434906880884" table:formula="msoxl:=ABS(MAX(E2:E13)-E15-E16)" table:style-name="ce8">
            <text:p>230.3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93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8.36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3.79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1602.2" table:style-name="ce1">
            <text:p>1160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2" table:style-name="ce1">
            <text:p>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29239.8" table:style-name="ce1">
            <text:p>29239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1996.7" table:style-name="ce1">
            <text:p>11996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2" table:style-name="ce1">
            <text:p>6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4301.1000000000004" table:style-name="ce1">
            <text:p>430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8" table:style-name="ce1">
            <text:p>1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25845.9" table:style-name="ce1">
            <text:p>2584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31142.400000000001" table:style-name="ce1">
            <text:p>3114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6" table:style-name="ce1">
            <text:p>1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6433.5" table:style-name="ce1">
            <text:p>643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7" table:style-name="ce1">
            <text:p>3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20958.400000000001" table:style-name="ce1">
            <text:p>20958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4977.4" table:style-name="ce1">
            <text:p>14977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3" table:style-name="ce1">
            <text:p>4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9454.7" table:style-name="ce1">
            <text:p>1945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6" table:style-name="ce1">
            <text:p>8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1085.5" table:style-name="ce1">
            <text:p>11085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3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93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8.36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0" table:style-name="ce1">
            <text:p>8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1330" table:style-name="ce1">
            <text:p>1330</text:p>
          </table:table-cell>
          <table:table-cell office:value-type="float" office:value="-1" table:style-name="ce1">
            <text:p>-1</text:p>
          </table:table-cell>
          <table:table-cell office:value-type="float" office:value="8699" table:style-name="ce1">
            <text:p>8699</text:p>
          </table:table-cell>
          <table:table-cell office:value-type="float" office:value="697" table:style-name="ce1">
            <text:p>697</text:p>
          </table:table-cell>
          <table:table-cell office:value-type="float" office:value="-1" table:style-name="ce1">
            <text:p>-1</text:p>
          </table:table-cell>
          <table:table-cell office:value-type="float" office:value="226083" table:style-name="ce1">
            <text:p>22608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166" table:style-name="ce1">
            <text:p>16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table:number-columns-repeated="16346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140" table:style-name="ce1">
            <text:p>1140</text:p>
          </table:table-cell>
          <table:table-cell office:value-type="float" office:value="0" table:style-name="ce1">
            <text:p>0</text:p>
          </table:table-cell>
          <table:table-cell office:value-type="float" office:value="-314" table:style-name="ce1">
            <text:p>-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6084" table:style-name="ce1">
            <text:p>-2260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table:number-columns-repeated="16346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4" table:style-name="ce1">
            <text:p>7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-2612" table:style-name="ce1">
            <text:p>-26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9860" table:style-name="ce1">
            <text:p>2298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14" table:style-name="ce1">
            <text:p>-14</text:p>
          </table:table-cell>
          <table:table-cell table:number-columns-repeated="16346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" table:style-name="ce1">
            <text:p>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049" table:style-name="ce1">
            <text:p>4049</text:p>
          </table:table-cell>
          <table:table-cell office:value-type="float" office:value="0" table:style-name="ce1">
            <text:p>0</text:p>
          </table:table-cell>
          <table:table-cell office:value-type="float" office:value="3179" table:style-name="ce1">
            <text:p>3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9860" table:style-name="ce1">
            <text:p>-2298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46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" table:style-name="ce1">
            <text:p>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4633" table:style-name="ce1">
            <text:p>-4633</text:p>
          </table:table-cell>
          <table:table-cell office:value-type="float" office:value="0" table:style-name="ce1">
            <text:p>0</text:p>
          </table:table-cell>
          <table:table-cell office:value-type="float" office:value="-866" table:style-name="ce1">
            <text:p>-8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92" table:style-name="ce1">
            <text:p>-92</text:p>
          </table:table-cell>
          <table:table-cell table:number-columns-repeated="16346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-722" table:style-name="ce1">
            <text:p>-7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table:number-columns-repeated="16346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0" table:style-name="ce1">
            <text:p>8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-2874" table:style-name="ce1">
            <text:p>-28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19" table:style-name="ce1">
            <text:p>19</text:p>
          </table:table-cell>
          <table:table-cell table:number-columns-repeated="16346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0" table:style-name="ce1">
            <text:p>9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float" office:value="-1187" table:style-name="ce1">
            <text:p>-1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48" table:style-name="ce1">
            <text:p>-48</text:p>
          </table:table-cell>
          <table:table-cell table:number-columns-repeated="16346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5" table:style-name="ce1">
            <text:p>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3356" table:style-name="ce1">
            <text:p>33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16346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" table:style-name="ce1">
            <text:p>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-47" table:style-name="ce1">
            <text:p>-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27" table:style-name="ce1">
            <text:p>-27</text:p>
          </table:table-cell>
          <table:table-cell table:number-columns-repeated="16346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581" table:style-name="ce1">
            <text:p>5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19" table:style-name="ce1">
            <text:p>-19</text:p>
          </table:table-cell>
          <table:table-cell table:number-columns-repeated="16346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0" table:style-name="ce1">
            <text:p>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-1432" table:style-name="ce1">
            <text:p>-14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25" table:style-name="ce1">
            <text:p>25</text:p>
          </table:table-cell>
          <table:table-cell table:number-columns-repeated="16346"/>
        </table:table-row>
        <table:table-row table:number-rows-repeated="1048563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50M50.000S" table:style-name="ce9">
            <text:p>11:50:5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0M50.000S" table:style-name="ce10">
            <text:p>11: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51M20.000S" table:style-name="ce9">
            <text:p>11:51:2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1M20.000S" table:style-name="ce10">
            <text:p>11: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51M50.000S" table:style-name="ce9">
            <text:p>11:51:5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1M50.000S" table:style-name="ce10">
            <text:p>11: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52M20.000S" table:style-name="ce9">
            <text:p>11:52:2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2M20.000S" table:style-name="ce10">
            <text:p>11: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52M50.000S" table:style-name="ce9">
            <text:p>11:52:5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2M50.000S" table:style-name="ce10">
            <text:p>11: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1H53M20.000S" table:style-name="ce9">
            <text:p>11:53:2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3M20.000S" table:style-name="ce10">
            <text:p>11: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1H53M50.000S" table:style-name="ce9">
            <text:p>11:53:5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3M50.000S" table:style-name="ce10">
            <text:p>11: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1H54M20.000S" table:style-name="ce9">
            <text:p>11:54:2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4M20.000S" table:style-name="ce10">
            <text:p>11: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1H54M50.000S" table:style-name="ce9">
            <text:p>11:54:5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4M50.000S" table:style-name="ce10">
            <text:p>11: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1H55M20.000S" table:style-name="ce9">
            <text:p>11:55:2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5M20.000S" table:style-name="ce10">
            <text:p>11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1H55M50.000S" table:style-name="ce9">
            <text:p>11:55:5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5M50.000S" table:style-name="ce10">
            <text:p>11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1H56M20.000S" table:style-name="ce9">
            <text:p>11:56:2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56M20.000S" table:style-name="ce10">
            <text:p>11:56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93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58.1" table:style-name="ce1">
            <text:p>58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63.2" table:style-name="ce1">
            <text:p>63.2</text:p>
          </table:table-cell>
          <table:table-cell table:number-columns-repeated="16378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87" table:style-name="ce1">
            <text:p>87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98.7" table:style-name="ce1">
            <text:p>98.7</text:p>
          </table:table-cell>
          <table:table-cell table:number-columns-repeated="16378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70.8" table:style-name="ce1">
            <text:p>70.8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20.7" table:style-name="ce1">
            <text:p>20.7</text:p>
          </table:table-cell>
          <table:table-cell office:value-type="float" office:value="79.3" table:style-name="ce1">
            <text:p>79.3</text:p>
          </table:table-cell>
          <table:table-cell table:number-columns-repeated="16378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53.1" table:style-name="ce1">
            <text:p>53.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43.3" table:style-name="ce1">
            <text:p>43.3</text:p>
          </table:table-cell>
          <table:table-cell office:value-type="float" office:value="56.7" table:style-name="ce1">
            <text:p>56.7</text:p>
          </table:table-cell>
          <table:table-cell table:number-columns-repeated="16378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74.2" table:style-name="ce1">
            <text:p>74.2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14.6" table:style-name="ce1">
            <text:p>14.6</text:p>
          </table:table-cell>
          <table:table-cell office:value-type="float" office:value="85.4" table:style-name="ce1">
            <text:p>85.4</text:p>
          </table:table-cell>
          <table:table-cell table:number-columns-repeated="16378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23.3" table:style-name="ce1">
            <text:p>23.3</text:p>
          </table:table-cell>
          <table:table-cell office:value-type="float" office:value="76.699999999999989" table:style-name="ce1">
            <text:p>76.7</text:p>
          </table:table-cell>
          <table:table-cell table:number-columns-repeated="16378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44.6" table:style-name="ce1">
            <text:p>44.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42.3" table:style-name="ce1">
            <text:p>42.3</text:p>
          </table:table-cell>
          <table:table-cell office:value-type="float" office:value="57.6" table:style-name="ce1">
            <text:p>57.6</text:p>
          </table:table-cell>
          <table:table-cell table:number-columns-repeated="16378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76.5" table:style-name="ce1">
            <text:p>76.5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12.8" table:style-name="ce1">
            <text:p>12.8</text:p>
          </table:table-cell>
          <table:table-cell office:value-type="float" office:value="87.2" table:style-name="ce1">
            <text:p>87.2</text:p>
          </table:table-cell>
          <table:table-cell table:number-columns-repeated="16378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46.8" table:style-name="ce1">
            <text:p>46.8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61.199999999999996" table:style-name="ce1">
            <text:p>61.2</text:p>
          </table:table-cell>
          <table:table-cell table:number-columns-repeated="16378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61.8" table:style-name="ce1">
            <text:p>61.8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16378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58.3" table:style-name="ce1">
            <text:p>58.3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35.9" table:style-name="ce1">
            <text:p>35.9</text:p>
          </table:table-cell>
          <table:table-cell office:value-type="float" office:value="64.099999999999994" table:style-name="ce1">
            <text:p>64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8.074999999999989" table:style-name="ce1">
            <text:p>58.075</text:p>
          </table:table-cell>
          <table:table-cell office:value-type="float" office:value="8.9166666666666679" table:style-name="ce1">
            <text:p>8.916666667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66.991666666666674" table:style-name="ce1">
            <text:p>66.99166667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93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60.7" table:style-name="ce1">
            <text:p>60.7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33.4" table:style-name="ce1">
            <text:p>33.4</text:p>
          </table:table-cell>
          <table:table-cell office:value-type="float" office:value="66.600000000000009" table:style-name="ce1">
            <text:p>66.6</text:p>
          </table:table-cell>
          <table:table-cell table:number-columns-repeated="16378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87.8" table:style-name="ce1">
            <text:p>87.8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98.7" table:style-name="ce1">
            <text:p>98.7</text:p>
          </table:table-cell>
          <table:table-cell table:number-columns-repeated="16378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67.7" table:style-name="ce1">
            <text:p>67.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3.3" table:style-name="ce1">
            <text:p>23.3</text:p>
          </table:table-cell>
          <table:table-cell office:value-type="float" office:value="76.7" table:style-name="ce1">
            <text:p>76.7</text:p>
          </table:table-cell>
          <table:table-cell table:number-columns-repeated="16378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54.7" table:style-name="ce1">
            <text:p>54.7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42.2" table:style-name="ce1">
            <text:p>42.2</text:p>
          </table:table-cell>
          <table:table-cell office:value-type="float" office:value="57.800000000000004" table:style-name="ce1">
            <text:p>57.8</text:p>
          </table:table-cell>
          <table:table-cell table:number-columns-repeated="16378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75.3" table:style-name="ce1">
            <text:p>75.3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15.4" table:style-name="ce1">
            <text:p>15.4</text:p>
          </table:table-cell>
          <table:table-cell office:value-type="float" office:value="84.6" table:style-name="ce1">
            <text:p>84.6</text:p>
          </table:table-cell>
          <table:table-cell table:number-columns-repeated="16378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66.2" table:style-name="ce1">
            <text:p>66.2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1.2" table:style-name="ce1">
            <text:p>21.2</text:p>
          </table:table-cell>
          <table:table-cell office:value-type="float" office:value="78.8" table:style-name="ce1">
            <text:p>78.8</text:p>
          </table:table-cell>
          <table:table-cell table:number-columns-repeated="16378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43" table:style-name="ce1">
            <text:p>43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0" table:style-name="ce1">
            <text:p>0</text:p>
          </table:table-cell>
          <table:table-cell office:value-type="float" office:value="39.4" table:style-name="ce1">
            <text:p>39.4</text:p>
          </table:table-cell>
          <table:table-cell office:value-type="float" office:value="60.6" table:style-name="ce1">
            <text:p>60.6</text:p>
          </table:table-cell>
          <table:table-cell table:number-columns-repeated="16378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5" table:style-name="ce1">
            <text:p>85</text:p>
          </table:table-cell>
          <table:table-cell table:number-columns-repeated="16378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45.5" table:style-name="ce1">
            <text:p>45.5</text:p>
          </table:table-cell>
          <table:table-cell office:value-type="float" office:value="21.2" table:style-name="ce1">
            <text:p>21.2</text:p>
          </table:table-cell>
          <table:table-cell office:value-type="float" office:value="0" table:style-name="ce1">
            <text:p>0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66.7" table:style-name="ce1">
            <text:p>66.7</text:p>
          </table:table-cell>
          <table:table-cell table:number-columns-repeated="16378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64.2" table:style-name="ce1">
            <text:p>64.2</text:p>
          </table:table-cell>
          <table:table-cell office:value-type="float" office:value="10" table:style-name="ce1">
            <text:p>10</text:p>
          </table:table-cell>
          <table:table-cell office:value-type="float" office:value="0.1" table:style-name="ce1">
            <text:p>0.1</text:p>
          </table:table-cell>
          <table:table-cell office:value-type="float" office:value="25.6" table:style-name="ce1">
            <text:p>25.6</text:p>
          </table:table-cell>
          <table:table-cell office:value-type="float" office:value="74.2" table:style-name="ce1">
            <text:p>74.2</text:p>
          </table:table-cell>
          <table:table-cell table:number-columns-repeated="16378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57.3" table:style-name="ce1">
            <text:p>57.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61.699999999999996" table:style-name="ce1">
            <text:p>61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8.099999999999994" table:style-name="ce1">
            <text:p>58.1</text:p>
          </table:table-cell>
          <table:table-cell office:value-type="float" office:value="9.6000000000000014" table:style-name="ce1">
            <text:p>9.6</text:p>
          </table:table-cell>
          <table:table-cell office:value-type="float" office:value="8.3333333333333332E-3" table:style-name="ce1">
            <text:p>0.008333333</text:p>
          </table:table-cell>
          <table:table-cell office:value-type="float" office:value="32.283333333333339" table:style-name="ce1">
            <text:p>32.28333333</text:p>
          </table:table-cell>
          <table:table-cell office:value-type="float" office:value="67.7" table:style-name="ce1">
            <text:p>67.7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93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58.3" table:style-name="ce1">
            <text:p>58.3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63.699999999999996" table:style-name="ce1">
            <text:p>63.7</text:p>
          </table:table-cell>
          <table:table-cell table:number-columns-repeated="16378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86.6" table:style-name="ce1">
            <text:p>86.6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399999999999991" table:style-name="ce1">
            <text:p>98.4</text:p>
          </table:table-cell>
          <table:table-cell table:number-columns-repeated="16378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67.2" table:style-name="ce1">
            <text:p>67.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24.1" table:style-name="ce1">
            <text:p>24.1</text:p>
          </table:table-cell>
          <table:table-cell office:value-type="float" office:value="75.900000000000006" table:style-name="ce1">
            <text:p>75.9</text:p>
          </table:table-cell>
          <table:table-cell table:number-columns-repeated="16378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57.4" table:style-name="ce1">
            <text:p>57.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9.6" table:style-name="ce1">
            <text:p>39.6</text:p>
          </table:table-cell>
          <table:table-cell office:value-type="float" office:value="60.4" table:style-name="ce1">
            <text:p>60.4</text:p>
          </table:table-cell>
          <table:table-cell table:number-columns-repeated="16378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74.5" table:style-name="ce1">
            <text:p>74.5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15.6" table:style-name="ce1">
            <text:p>15.6</text:p>
          </table:table-cell>
          <table:table-cell office:value-type="float" office:value="84.3" table:style-name="ce1">
            <text:p>84.3</text:p>
          </table:table-cell>
          <table:table-cell table:number-columns-repeated="16378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.5</text:p>
          </table:table-cell>
          <table:table-cell office:value-type="float" office:value="88.5" table:style-name="ce1">
            <text:p>88.5</text:p>
          </table:table-cell>
          <table:table-cell table:number-columns-repeated="16378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48.6" table:style-name="ce1">
            <text:p>48.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36.4" table:style-name="ce1">
            <text:p>36.4</text:p>
          </table:table-cell>
          <table:table-cell office:value-type="float" office:value="63.6" table:style-name="ce1">
            <text:p>63.6</text:p>
          </table:table-cell>
          <table:table-cell table:number-columns-repeated="16378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15.3" table:style-name="ce1">
            <text:p>15.3</text:p>
          </table:table-cell>
          <table:table-cell office:value-type="float" office:value="84.699999999999989" table:style-name="ce1">
            <text:p>84.7</text:p>
          </table:table-cell>
          <table:table-cell table:number-columns-repeated="16378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51.6" table:style-name="ce1">
            <text:p>51.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36.4" table:style-name="ce1">
            <text:p>36.4</text:p>
          </table:table-cell>
          <table:table-cell office:value-type="float" office:value="63.6" table:style-name="ce1">
            <text:p>63.6</text:p>
          </table:table-cell>
          <table:table-cell table:number-columns-repeated="16378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62.5" table:style-name="ce1">
            <text:p>62.5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table:number-columns-repeated="16378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58.8" table:style-name="ce1">
            <text:p>58.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63.699999999999996" table:style-name="ce1">
            <text:p>63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9.683333333333337" table:style-name="ce1">
            <text:p>59.68333333</text:p>
          </table:table-cell>
          <table:table-cell office:value-type="float" office:value="8.5499999999999989" table:style-name="ce1">
            <text:p>8.55</text:p>
          </table:table-cell>
          <table:table-cell office:value-type="float" office:value="0" table:style-name="ce1">
            <text:p>0</text:p>
          </table:table-cell>
          <table:table-cell office:value-type="float" office:value="31.758333333333329" table:style-name="ce1">
            <text:p>31.75833333</text:p>
          </table:table-cell>
          <table:table-cell office:value-type="float" office:value="68.233333333333334" table:style-name="ce1">
            <text:p>68.23333333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93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50M50.000S" table:style-name="ce9">
            <text:p>11:50:5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4635H51M20.000S" table:style-name="ce9">
            <text:p>11:51:20</text:p>
          </table:table-cell>
          <table:table-cell office:value-type="float" office:value="63.4" table:style-name="ce1">
            <text:p>63.4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30.8" table:style-name="ce1">
            <text:p>30.8</text:p>
          </table:table-cell>
          <table:table-cell office:value-type="float" office:value="69.2" table:style-name="ce1">
            <text:p>69.2</text:p>
          </table:table-cell>
          <table:table-cell table:number-columns-repeated="16378"/>
        </table:table-row>
        <table:table-row table:style-name="ro1">
          <table:table-cell office:value-type="time" office:time-value="PT984635H51M50.000S" table:style-name="ce9">
            <text:p>11:51:50</text:p>
          </table:table-cell>
          <table:table-cell office:value-type="float" office:value="87.7" table:style-name="ce1">
            <text:p>87.7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time" office:time-value="PT984635H52M20.000S" table:style-name="ce9">
            <text:p>11:52:20</text:p>
          </table:table-cell>
          <table:table-cell office:value-type="float" office:value="63.3" table:style-name="ce1">
            <text:p>63.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6.8" table:style-name="ce1">
            <text:p>26.8</text:p>
          </table:table-cell>
          <table:table-cell office:value-type="float" office:value="73.3" table:style-name="ce1">
            <text:p>73.3</text:p>
          </table:table-cell>
          <table:table-cell table:number-columns-repeated="16378"/>
        </table:table-row>
        <table:table-row table:style-name="ro1">
          <table:table-cell office:value-type="time" office:time-value="PT984635H52M50.000S" table:style-name="ce9">
            <text:p>11:52:50</text:p>
          </table:table-cell>
          <table:table-cell office:value-type="float" office:value="48.6" table:style-name="ce1">
            <text:p>48.6</text:p>
          </table:table-cell>
          <table:table-cell office:value-type="float" office:value="3.8" table:style-name="ce1">
            <text:p>3.8</text:p>
          </table:table-cell>
          <table:table-cell office:value-type="float" office:value="0.5" table:style-name="ce1">
            <text:p>0.5</text:p>
          </table:table-cell>
          <table:table-cell office:value-type="float" office:value="47.1" table:style-name="ce1">
            <text:p>47.1</text:p>
          </table:table-cell>
          <table:table-cell office:value-type="float" office:value="52.4" table:style-name="ce1">
            <text:p>52.4</text:p>
          </table:table-cell>
          <table:table-cell table:number-columns-repeated="16378"/>
        </table:table-row>
        <table:table-row table:style-name="ro1">
          <table:table-cell office:value-type="time" office:time-value="PT984635H53M20.000S" table:style-name="ce9">
            <text:p>11:53:20</text:p>
          </table:table-cell>
          <table:table-cell office:value-type="float" office:value="74.5" table:style-name="ce1">
            <text:p>74.5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" table:style-name="ce1">
            <text:p>0</text:p>
          </table:table-cell>
          <table:table-cell office:value-type="float" office:value="15.3" table:style-name="ce1">
            <text:p>15.3</text:p>
          </table:table-cell>
          <table:table-cell office:value-type="float" office:value="84.7" table:style-name="ce1">
            <text:p>84.7</text:p>
          </table:table-cell>
          <table:table-cell table:number-columns-repeated="16378"/>
        </table:table-row>
        <table:table-row table:style-name="ro1">
          <table:table-cell office:value-type="time" office:time-value="PT984635H53M50.000S" table:style-name="ce9">
            <text:p>11:53:50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12.5" table:style-name="ce1">
            <text:p>12.5</text:p>
          </table:table-cell>
          <table:table-cell office:value-type="float" office:value="0.1" table:style-name="ce1">
            <text:p>0.1</text:p>
          </table:table-cell>
          <table:table-cell office:value-type="float" office:value="21.3" table:style-name="ce1">
            <text:p>21.3</text:p>
          </table:table-cell>
          <table:table-cell office:value-type="float" office:value="78.599999999999994" table:style-name="ce1">
            <text:p>78.6</text:p>
          </table:table-cell>
          <table:table-cell table:number-columns-repeated="16378"/>
        </table:table-row>
        <table:table-row table:style-name="ro1">
          <table:table-cell office:value-type="time" office:time-value="PT984635H54M20.000S" table:style-name="ce9">
            <text:p>11:54:20</text:p>
          </table:table-cell>
          <table:table-cell office:value-type="float" office:value="41.2" table:style-name="ce1">
            <text:p>41.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4.9" table:style-name="ce1">
            <text:p>44.9</text:p>
          </table:table-cell>
          <table:table-cell office:value-type="float" office:value="55.2" table:style-name="ce1">
            <text:p>55.2</text:p>
          </table:table-cell>
          <table:table-cell table:number-columns-repeated="16378"/>
        </table:table-row>
        <table:table-row table:style-name="ro1">
          <table:table-cell office:value-type="time" office:time-value="PT984635H54M50.000S" table:style-name="ce9">
            <text:p>11:54:50</text:p>
          </table:table-cell>
          <table:table-cell office:value-type="float" office:value="73" table:style-name="ce1">
            <text:p>73</text:p>
          </table:table-cell>
          <table:table-cell office:value-type="float" office:value="12.9" table:style-name="ce1">
            <text:p>12.9</text:p>
          </table:table-cell>
          <table:table-cell office:value-type="float" office:value="0.1" table:style-name="ce1">
            <text:p>0.1</text:p>
          </table:table-cell>
          <table:table-cell office:value-type="float" office:value="14.1" table:style-name="ce1">
            <text:p>14.1</text:p>
          </table:table-cell>
          <table:table-cell office:value-type="float" office:value="85.9" table:style-name="ce1">
            <text:p>85.9</text:p>
          </table:table-cell>
          <table:table-cell table:number-columns-repeated="16378"/>
        </table:table-row>
        <table:table-row table:style-name="ro1">
          <table:table-cell office:value-type="time" office:time-value="PT984635H55M20.000S" table:style-name="ce9">
            <text:p>11:55:20</text:p>
          </table:table-cell>
          <table:table-cell office:value-type="float" office:value="44.8" table:style-name="ce1">
            <text:p>44.8</text:p>
          </table:table-cell>
          <table:table-cell office:value-type="float" office:value="18.8" table:style-name="ce1">
            <text:p>18.8</text:p>
          </table:table-cell>
          <table:table-cell office:value-type="float" office:value="0" table:style-name="ce1">
            <text:p>0</text:p>
          </table:table-cell>
          <table:table-cell office:value-type="float" office:value="36.4" table:style-name="ce1">
            <text:p>36.4</text:p>
          </table:table-cell>
          <table:table-cell office:value-type="float" office:value="63.599999999999994" table:style-name="ce1">
            <text:p>63.6</text:p>
          </table:table-cell>
          <table:table-cell table:number-columns-repeated="16378"/>
        </table:table-row>
        <table:table-row table:style-name="ro1">
          <table:table-cell office:value-type="time" office:time-value="PT984635H55M50.000S" table:style-name="ce9">
            <text:p>11:55:50</text:p>
          </table:table-cell>
          <table:table-cell office:value-type="float" office:value="63.3" table:style-name="ce1">
            <text:p>63.3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24.7" table:style-name="ce1">
            <text:p>24.7</text:p>
          </table:table-cell>
          <table:table-cell office:value-type="float" office:value="75.2" table:style-name="ce1">
            <text:p>75.2</text:p>
          </table:table-cell>
          <table:table-cell table:number-columns-repeated="16378"/>
        </table:table-row>
        <table:table-row table:style-name="ro1">
          <table:table-cell office:value-type="time" office:time-value="PT984635H56M20.000S" table:style-name="ce9">
            <text:p>11:56:20</text:p>
          </table:table-cell>
          <table:table-cell office:value-type="float" office:value="55.6" table:style-name="ce1">
            <text:p>55.6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60.7" table:style-name="ce1">
            <text:p>60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6.833333333333321" table:style-name="ce1">
            <text:p>56.83333333</text:p>
          </table:table-cell>
          <table:table-cell office:value-type="float" office:value="9.7083333333333339" table:style-name="ce1">
            <text:p>9.708333333</text:p>
          </table:table-cell>
          <table:table-cell office:value-type="float" office:value="5.8333333333333327E-2" table:style-name="ce1">
            <text:p>0.058333333</text:p>
          </table:table-cell>
          <table:table-cell office:value-type="float" office:value="33.408333333333331" table:style-name="ce1">
            <text:p>33.40833333</text:p>
          </table:table-cell>
          <table:table-cell office:value-type="float" office:value="66.541666666666671" table:style-name="ce1">
            <text:p>66.54166667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BUSY.B1:DISKBUSY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READ.B1:DISKREAD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WRITE.B1:DISKWRITE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XFER.B1:DISKXFER.E18" table:contains-header="false" table:orientation="column">
          <table:sort>
            <table:sort-by table:field-number="17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Priyankas</dc:creator>
    <meta:creation-date>2012-04-27T07:09:52Z</meta:creation-date>
    <dc:date>2012-04-27T07:10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3" chart:class="chart:line" chart:attached-axis="primary-y" chart:style-name="G0S0">
            <chart:data-point chart:repeated="12"/>
          </chart:series>
          <chart:series chart:values-cell-range-address="DISK_SUMM.$D$2:.$D$13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3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3" chart:class="chart:line" chart:attached-axis="primary-y" chart:style-name="G0S0">
            <chart:data-point chart:repeated="12"/>
          </chart:series>
          <chart:series chart:label-cell-address="DISKBUSY.$C$1" chart:values-cell-range-address="DISKBUSY.$C$2:.$C$13" chart:class="chart:line" chart:attached-axis="primary-y" chart:style-name="G0S1">
            <chart:data-point chart:repeated="12"/>
          </chart:series>
          <chart:series chart:label-cell-address="DISKBUSY.$D$1" chart:values-cell-range-address="DISKBUSY.$D$2:.$D$13" chart:class="chart:line" chart:attached-axis="primary-y" chart:style-name="G0S2">
            <chart:data-point chart:repeated="12"/>
          </chart:series>
          <chart:series chart:label-cell-address="DISKBUSY.$E$1" chart:values-cell-range-address="DISKBUSY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5:.$E$15" chart:class="chart:bar" chart:attached-axis="primary-y" chart:style-name="G0S0">
            <chart:data-point chart:repeated="4"/>
          </chart:series>
          <chart:series chart:values-cell-range-address="DISKREAD.$B$16:.$E$16" chart:class="chart:bar" chart:attached-axis="primary-y" chart:style-name="G0S1">
            <chart:data-point chart:repeated="4"/>
          </chart:series>
          <chart:series chart:values-cell-range-address="DISKREAD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3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3" chart:class="chart:line" chart:attached-axis="primary-y" chart:style-name="G0S0">
            <chart:data-point chart:repeated="12"/>
          </chart:series>
          <chart:series chart:label-cell-address="DISKREAD.$C$1" chart:values-cell-range-address="DISKREAD.$C$2:.$C$13" chart:class="chart:line" chart:attached-axis="primary-y" chart:style-name="G0S1">
            <chart:data-point chart:repeated="12"/>
          </chart:series>
          <chart:series chart:label-cell-address="DISKREAD.$D$1" chart:values-cell-range-address="DISKREAD.$D$2:.$D$13" chart:class="chart:line" chart:attached-axis="primary-y" chart:style-name="G0S2">
            <chart:data-point chart:repeated="12"/>
          </chart:series>
          <chart:series chart:label-cell-address="DISKREAD.$E$1" chart:values-cell-range-address="DISKREAD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5:.$E$15" chart:class="chart:bar" chart:attached-axis="primary-y" chart:style-name="G0S0">
            <chart:data-point chart:repeated="4"/>
          </chart:series>
          <chart:series chart:values-cell-range-address="DISKWRITE.$B$16:.$E$16" chart:class="chart:bar" chart:attached-axis="primary-y" chart:style-name="G0S1">
            <chart:data-point chart:repeated="4"/>
          </chart:series>
          <chart:series chart:values-cell-range-address="DISKWRITE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3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3" chart:class="chart:line" chart:attached-axis="primary-y" chart:style-name="G0S0">
            <chart:data-point chart:repeated="12"/>
          </chart:series>
          <chart:series chart:label-cell-address="DISKWRITE.$C$1" chart:values-cell-range-address="DISKWRITE.$C$2:.$C$13" chart:class="chart:line" chart:attached-axis="primary-y" chart:style-name="G0S1">
            <chart:data-point chart:repeated="12"/>
          </chart:series>
          <chart:series chart:label-cell-address="DISKWRITE.$D$1" chart:values-cell-range-address="DISKWRITE.$D$2:.$D$13" chart:class="chart:line" chart:attached-axis="primary-y" chart:style-name="G0S2">
            <chart:data-point chart:repeated="12"/>
          </chart:series>
          <chart:series chart:label-cell-address="DISKWRITE.$E$1" chart:values-cell-range-address="DISKWRITE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5:.$E$15" chart:class="chart:bar" chart:attached-axis="primary-y" chart:style-name="G0S0">
            <chart:data-point chart:repeated="4"/>
          </chart:series>
          <chart:series chart:values-cell-range-address="DISKXFER.$B$16:.$E$16" chart:class="chart:bar" chart:attached-axis="primary-y" chart:style-name="G0S1">
            <chart:data-point chart:repeated="4"/>
          </chart:series>
          <chart:series chart:values-cell-range-address="DISKXFER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3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3" chart:class="chart:line" chart:attached-axis="primary-y" chart:style-name="G0S0">
            <chart:data-point chart:repeated="12"/>
          </chart:series>
          <chart:series chart:label-cell-address="DISKXFER.$C$1" chart:values-cell-range-address="DISKXFER.$C$2:.$C$13" chart:class="chart:line" chart:attached-axis="primary-y" chart:style-name="G0S1">
            <chart:data-point chart:repeated="12"/>
          </chart:series>
          <chart:series chart:label-cell-address="DISKXFER.$D$1" chart:values-cell-range-address="DISKXFER.$D$2:.$D$13" chart:class="chart:line" chart:attached-axis="primary-y" chart:style-name="G0S2">
            <chart:data-point chart:repeated="12"/>
          </chart:series>
          <chart:series chart:label-cell-address="DISKXFER.$E$1" chart:values-cell-range-address="DISKXFER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5" chart:values-cell-range-address="JFSFILE.$B$15:.$F$15" chart:class="chart:bar" chart:attached-axis="primary-y" chart:style-name="G0S0">
            <chart:data-point chart:repeated="5"/>
          </chart:series>
          <chart:series chart:label-cell-address="JFSFILE.$A$16" chart:values-cell-range-address="JFSFILE.$B$16:.$F$16" chart:class="chart:bar" chart:attached-axis="primary-y" chart:style-name="G0S1">
            <chart:data-point chart:repeated="5"/>
          </chart:series>
          <chart:series chart:label-cell-address="JFSFILE.$A$17" chart:values-cell-range-address="JFSFILE.$B$17:.$F$17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3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3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3"/>
          </chart:axis>
          <chart:axis chart:dimension="y" chart:name="primary-y" chart:style-name="Axs1"/>
          <chart:series chart:label-cell-address="MEM.$B$1" chart:values-cell-range-address="MEM.$B$2:.$B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/>
          <chart:series chart:label-cell-address="CPU_ALL.$B$1" chart:values-cell-range-address="CPU_ALL.$B$2:.$B$13" chart:class="chart:area" chart:attached-axis="primary-y" chart:style-name="G0S0">
            <chart:data-point chart:repeated="12"/>
          </chart:series>
          <chart:series chart:label-cell-address="CPU_ALL.$C$1" chart:values-cell-range-address="CPU_ALL.$C$2:.$C$13" chart:class="chart:area" chart:attached-axis="primary-y" chart:style-name="G0S1">
            <chart:data-point chart:repeated="12"/>
          </chart:series>
          <chart:series chart:label-cell-address="CPU_ALL.$D$1" chart:values-cell-range-address="CPU_ALL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3"/>
          </chart:axis>
          <chart:axis chart:dimension="y" chart:name="primary-y" chart:style-name="Axs1"/>
          <chart:series chart:label-cell-address="NET.$I$1" chart:values-cell-range-address="NET.$I$2:.$I$13" chart:class="chart:area" chart:attached-axis="primary-y" chart:style-name="G0S1">
            <chart:data-point chart:repeated="12"/>
          </chart:series>
          <chart:series chart:label-cell-address="NET.$H$1" chart:values-cell-range-address="NET.$H$2:.$H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5" chart:values-cell-range-address="NET.$B$15:.$E$15" chart:class="chart:bar" chart:attached-axis="primary-y" chart:style-name="G0S0">
            <chart:data-point chart:repeated="4"/>
          </chart:series>
          <chart:series chart:label-cell-address="NET.$A$16" chart:values-cell-range-address="NET.$B$16:.$E$16" chart:class="chart:bar" chart:attached-axis="primary-y" chart:style-name="G0S1">
            <chart:data-point chart:repeated="4"/>
          </chart:series>
          <chart:series chart:label-cell-address="NET.$A$17" chart:values-cell-range-address="NET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3"/>
          </chart:axis>
          <chart:axis chart:dimension="y" chart:name="primary-y" chart:style-name="Axs1"/>
          <chart:series chart:label-cell-address="NET.$B$1" chart:values-cell-range-address="NET.$B$2:.$B$13" chart:class="chart:area" chart:attached-axis="primary-y" chart:style-name="G0S0">
            <chart:data-point chart:repeated="12"/>
          </chart:series>
          <chart:series chart:label-cell-address="NET.$C$1" chart:values-cell-range-address="NET.$C$2:.$C$13" chart:class="chart:area" chart:attached-axis="primary-y" chart:style-name="G0S1">
            <chart:data-point chart:repeated="12"/>
          </chart:series>
          <chart:series chart:label-cell-address="NET.$D$1" chart:values-cell-range-address="NET.$D$2:.$D$13" chart:class="chart:area" chart:attached-axis="primary-y" chart:style-name="G0S2">
            <chart:data-point chart:repeated="12"/>
          </chart:series>
          <chart:series chart:label-cell-address="NET.$E$1" chart:values-cell-range-address="NET.$E$2:.$E$13" chart:class="chart:area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5" chart:values-cell-range-address="NETPACKET.$B$15:.$E$15" chart:class="chart:bar" chart:attached-axis="primary-y" chart:style-name="G0S0">
            <chart:data-point chart:repeated="4"/>
          </chart:series>
          <chart:series chart:label-cell-address="NETPACKET.$A$16" chart:values-cell-range-address="NETPACKET.$B$16:.$E$16" chart:class="chart:bar" chart:attached-axis="primary-y" chart:style-name="G0S1">
            <chart:data-point chart:repeated="4"/>
          </chart:series>
          <chart:series chart:label-cell-address="NETPACKET.$A$17" chart:values-cell-range-address="NETPACKET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3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3" chart:class="chart:line" chart:attached-axis="primary-y" chart:style-name="G0S0">
            <chart:data-point chart:repeated="12"/>
          </chart:series>
          <chart:series chart:label-cell-address="NETPACKET.$C$1" chart:values-cell-range-address="NETPACKET.$C$2:.$C$13" chart:class="chart:line" chart:attached-axis="primary-y" chart:style-name="G0S1">
            <chart:data-point chart:repeated="12"/>
          </chart:series>
          <chart:series chart:label-cell-address="NETPACKET.$D$1" chart:values-cell-range-address="NETPACKET.$D$2:.$D$13" chart:class="chart:line" chart:attached-axis="primary-y" chart:style-name="G0S2">
            <chart:data-point chart:repeated="12"/>
          </chart:series>
          <chart:series chart:label-cell-address="NETPACKET.$E$1" chart:values-cell-range-address="NETPACKET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3" chart:class="chart:line" chart:attached-axis="primary-y" chart:style-name="G0S0">
            <chart:data-point chart:repeated="12"/>
          </chart:series>
          <chart:series chart:label-cell-address="PROC.$C$1" chart:values-cell-range-address="PROC.$C$2:.$C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3" chart:class="chart:line" chart:attached-axis="primary-y" chart:style-name="G0S0">
            <chart:data-point chart:repeated="12"/>
          </chart:series>
          <chart:series chart:values-cell-range-address="PROC.$E$2:.$E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3" chart:class="chart:line" chart:attached-axis="primary-y" chart:style-name="G0S0">
            <chart:data-point chart:repeated="12"/>
          </chart:series>
          <chart:series chart:values-cell-range-address="PROC.$I$2:.$I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3"/>
          </chart:axis>
          <chart:axis chart:dimension="y" chart:name="primary-y" chart:style-name="Axs1"/>
          <chart:series chart:label-cell-address="VM.$H$1" chart:values-cell-range-address="VM.$H$2:.$H$13" chart:class="chart:area" chart:attached-axis="primary-y" chart:style-name="G0S0">
            <chart:data-point chart:repeated="12"/>
          </chart:series>
          <chart:series chart:label-cell-address="VM.$I$1" chart:values-cell-range-address="VM.$I$2:.$I$13" chart:class="chart:area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3"/>
          </chart:axis>
          <chart:axis chart:dimension="y" chart:name="primary-y" chart:style-name="Axs1"/>
          <chart:series chart:label-cell-address="VM.$J$1" chart:values-cell-range-address="VM.$J$2:.$J$13" chart:class="chart:area" chart:attached-axis="primary-y" chart:style-name="G0S0">
            <chart:data-point chart:repeated="12"/>
          </chart:series>
          <chart:series chart:label-cell-address="VM.$K$1" chart:values-cell-range-address="VM.$K$2:.$K$13" chart:class="chart:area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/>
          <chart:series chart:label-cell-address="CPU_ALL.$G$1" chart:values-cell-range-address="CPU_ALL.$G$2:.$G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3"/>
          </chart:axis>
          <chart:axis chart:dimension="y" chart:name="primary-y" chart:style-name="Axs1"/>
          <chart:series chart:label-cell-address="CPU01.$B$1" chart:values-cell-range-address="CPU01.$B$2:.$B$13" chart:class="chart:area" chart:attached-axis="primary-y" chart:style-name="G0S0">
            <chart:data-point chart:repeated="12"/>
          </chart:series>
          <chart:series chart:label-cell-address="CPU01.$C$1" chart:values-cell-range-address="CPU01.$C$2:.$C$13" chart:class="chart:area" chart:attached-axis="primary-y" chart:style-name="G0S1">
            <chart:data-point chart:repeated="12"/>
          </chart:series>
          <chart:series chart:label-cell-address="CPU01.$D$1" chart:values-cell-range-address="CPU01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3"/>
          </chart:axis>
          <chart:axis chart:dimension="y" chart:name="primary-y" chart:style-name="Axs1"/>
          <chart:series chart:label-cell-address="CPU02.$B$1" chart:values-cell-range-address="CPU02.$B$2:.$B$13" chart:class="chart:area" chart:attached-axis="primary-y" chart:style-name="G0S0">
            <chart:data-point chart:repeated="12"/>
          </chart:series>
          <chart:series chart:label-cell-address="CPU02.$C$1" chart:values-cell-range-address="CPU02.$C$2:.$C$13" chart:class="chart:area" chart:attached-axis="primary-y" chart:style-name="G0S1">
            <chart:data-point chart:repeated="12"/>
          </chart:series>
          <chart:series chart:label-cell-address="CPU02.$D$1" chart:values-cell-range-address="CPU02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3"/>
          </chart:axis>
          <chart:axis chart:dimension="y" chart:name="primary-y" chart:style-name="Axs1"/>
          <chart:series chart:label-cell-address="CPU03.$B$1" chart:values-cell-range-address="CPU03.$B$2:.$B$13" chart:class="chart:area" chart:attached-axis="primary-y" chart:style-name="G0S0">
            <chart:data-point chart:repeated="12"/>
          </chart:series>
          <chart:series chart:label-cell-address="CPU03.$C$1" chart:values-cell-range-address="CPU03.$C$2:.$C$13" chart:class="chart:area" chart:attached-axis="primary-y" chart:style-name="G0S1">
            <chart:data-point chart:repeated="12"/>
          </chart:series>
          <chart:series chart:label-cell-address="CPU03.$D$1" chart:values-cell-range-address="CPU03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3"/>
          </chart:axis>
          <chart:axis chart:dimension="y" chart:name="primary-y" chart:style-name="Axs1"/>
          <chart:series chart:label-cell-address="CPU04.$B$1" chart:values-cell-range-address="CPU04.$B$2:.$B$13" chart:class="chart:area" chart:attached-axis="primary-y" chart:style-name="G0S0">
            <chart:data-point chart:repeated="12"/>
          </chart:series>
          <chart:series chart:label-cell-address="CPU04.$C$1" chart:values-cell-range-address="CPU04.$C$2:.$C$13" chart:class="chart:area" chart:attached-axis="primary-y" chart:style-name="G0S1">
            <chart:data-point chart:repeated="12"/>
          </chart:series>
          <chart:series chart:label-cell-address="CPU04.$D$1" chart:values-cell-range-address="CPU04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3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3" chart:class="chart:area" chart:attached-axis="primary-y" chart:style-name="G0S0">
            <chart:data-point chart:repeated="12"/>
          </chart:series>
          <chart:series chart:label-cell-address="DISK_SUMM.$C$1" chart:values-cell-range-address="DISK_SUMM.$C$2:.$C$13" chart:class="chart:area" chart:attached-axis="primary-y" chart:style-name="G0S1">
            <chart:data-point chart:repeated="12"/>
          </chart:series>
          <chart:series chart:values-cell-range-address="DISK_SUMM.$D$2:.$D$13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5" chart:values-cell-range-address="DISK_SUMM.$B$15:.$D$15" chart:class="chart:bar" chart:attached-axis="primary-y" chart:style-name="G0S0">
            <chart:data-point chart:repeated="3"/>
          </chart:series>
          <chart:series chart:label-cell-address="DISK_SUMM.$A$16" chart:values-cell-range-address="DISK_SUMM.$B$16:.$D$16" chart:class="chart:bar" chart:attached-axis="primary-y" chart:style-name="G0S1">
            <chart:data-point chart:repeated="3"/>
          </chart:series>
          <chart:series chart:label-cell-address="DISK_SUMM.$A$17" chart:values-cell-range-address="DISK_SUMM.$B$17:.$D$17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5:.$E$15" chart:class="chart:bar" chart:attached-axis="primary-y" chart:style-name="G0S0">
            <chart:data-point chart:repeated="4"/>
          </chart:series>
          <chart:series chart:values-cell-range-address="DISKBSIZE.$B$16:.$E$16" chart:class="chart:bar" chart:attached-axis="primary-y" chart:style-name="G0S1">
            <chart:data-point chart:repeated="4"/>
          </chart:series>
          <chart:series chart:values-cell-range-address="DISKBSIZE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3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3" chart:class="chart:line" chart:attached-axis="primary-y" chart:style-name="G0S0">
            <chart:data-point chart:repeated="12"/>
          </chart:series>
          <chart:series chart:label-cell-address="DISKBSIZE.$C$1" chart:values-cell-range-address="DISKBSIZE.$C$2:.$C$13" chart:class="chart:line" chart:attached-axis="primary-y" chart:style-name="G0S1">
            <chart:data-point chart:repeated="12"/>
          </chart:series>
          <chart:series chart:label-cell-address="DISKBSIZE.$D$1" chart:values-cell-range-address="DISKBSIZE.$D$2:.$D$13" chart:class="chart:line" chart:attached-axis="primary-y" chart:style-name="G0S2">
            <chart:data-point chart:repeated="12"/>
          </chart:series>
          <chart:series chart:label-cell-address="DISKBSIZE.$E$1" chart:values-cell-range-address="DISKBSIZE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5:.$E$15" chart:class="chart:bar" chart:attached-axis="primary-y" chart:style-name="G0S0">
            <chart:data-point chart:repeated="4"/>
          </chart:series>
          <chart:series chart:values-cell-range-address="DISKBUSY.$B$16:.$E$16" chart:class="chart:bar" chart:attached-axis="primary-y" chart:style-name="G0S1">
            <chart:data-point chart:repeated="4"/>
          </chart:series>
          <chart:series chart:values-cell-range-address="DISKBUSY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